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4.1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73.7pt"/>
    </style:style>
    <style:style style:name="co4" style:family="table-column">
      <style:table-column-properties fo:break-before="auto" style:column-width="74.61pt"/>
    </style:style>
    <style:style style:name="co5" style:family="table-column">
      <style:table-column-properties fo:break-before="auto" style:column-width="69.19pt"/>
    </style:style>
    <style:style style:name="co6" style:family="table-column">
      <style:table-column-properties fo:break-before="auto" style:column-width="38.64pt"/>
    </style:style>
    <style:style style:name="co7" style:family="table-column">
      <style:table-column-properties fo:break-before="auto" style:column-width="45.84pt"/>
    </style:style>
    <style:style style:name="co8" style:family="table-column">
      <style:table-column-properties fo:break-before="auto" style:column-width="51.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PG</text:p>
          </table:table-cell>
          <table:covered-table-cell table:style-name="ce3"/>
          <table:table-cell table:style-name="ce4" office:value-type="string" calcext:value-type="string">
            <text:p>Cylinders</text:p>
          </table:table-cell>
          <table:table-cell table:style-name="ce4" office:value-type="string" calcext:value-type="string">
            <text:p>Displacement</text:p>
          </table:table-cell>
          <table:table-cell table:style-name="ce4" office:value-type="string" calcext:value-type="string">
            <text:p>horsepower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acceleration</text:p>
          </table:table-cell>
          <table:table-cell table:style-name="ce4" office:value-type="string" calcext:value-type="string">
            <text:p>model year</text:p>
          </table:table-cell>
          <table:table-cell table:style-name="ce4" office:value-type="string" calcext:value-type="string">
            <text:p>Country origin</text:p>
          </table:table-cell>
          <table:table-cell table:style-name="ce4"/>
          <table:table-cell table:style-name="ce4" office:value-type="string" calcext:value-type="string">
            <text:p>car name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formula="of:=IF([.A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3504" calcext:value-type="float">
            <text:p>350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2]=1;&quot;USA&quot;;IF([.I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lle malibu"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log2+</text:p>
          </table:table-cell>
          <table:table-cell office:value-type="string" calcext:value-type="string">
            <text:p>log2-</text:p>
          </table:table-cell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Sv/S</text:p>
          </table:table-cell>
          <table:table-cell office:value-type="string" calcext:value-type="string">
            <text:p>Sv/S*Ent</text:p>
          </table:table-cell>
          <table:table-cell/>
          <table:table-cell office:value-type="string" calcext:value-type="string">
            <text:p>gain</text:p>
          </table:table-cell>
          <table:table-cell table:number-columns-repeated="99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IF([.A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3693" calcext:value-type="float">
            <text:p>3693</text:p>
          </table:table-cell>
          <table:table-cell office:value-type="float" office:value="11.5" calcext:value-type="float">
            <text:p>11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3]=1;&quot;USA&quot;;IF([.I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skylark 320"</text:p>
          </table:table-cell>
          <table:table-cell table:number-columns-repeated="5"/>
          <table:table-cell table:formula="of:=COUNT([.A2:.A393])" office:value-type="float" office:value="392" calcext:value-type="float">
            <text:p>392</text:p>
          </table:table-cell>
          <table:table-cell table:formula="of:=[.Q3]-[.S3]" office:value-type="float" office:value="241" calcext:value-type="float">
            <text:p>241</text:p>
          </table:table-cell>
          <table:table-cell table:formula="of:=COUNTIF([.B2:.B393];&quot;bad&quot;)" office:value-type="float" office:value="151" calcext:value-type="float">
            <text:p>151</text:p>
          </table:table-cell>
          <table:table-cell/>
          <table:table-cell table:formula="of:=LOG([.R3]/[.Q3];2)" office:value-type="float" office:value="-0.701820507885247" calcext:value-type="float">
            <text:p>-0.701820507885247</text:p>
          </table:table-cell>
          <table:table-cell table:formula="of:=LOG([.S3]/[.Q3];2)" office:value-type="float" office:value="-1.37630510479013" calcext:value-type="float">
            <text:p>-1.37630510479013</text:p>
          </table:table-cell>
          <table:table-cell/>
          <table:table-cell table:formula="of:=-([.R3]/[.Q3])*[.U3]-([.S3]/[.Q3])*[.V3]" office:value-type="float" office:value="0.961634727611362" calcext:value-type="float">
            <text:p>0.961634727611362</text:p>
          </table:table-cell>
          <table:table-cell table:number-columns-repeated="10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formula="of:=IF([.A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436" calcext:value-type="float">
            <text:p>343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4]=1;&quot;USA&quot;;IF([.I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satellite"</text:p>
          </table:table-cell>
          <table:table-cell table:number-columns-repeated="4"/>
          <table:table-cell office:value-type="string" calcext:value-type="string">
            <text:p>CYC</text:p>
          </table:table-cell>
          <table:table-cell table:number-columns-repeated="100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table:formula="of:=IF([.A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433" calcext:value-type="float">
            <text:p>343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5]=1;&quot;USA&quot;;IF([.I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rebel sst"</text:p>
          </table:table-cell>
          <table:table-cell table:number-columns-repeated="3"/>
          <table:table-cell office:value-type="string" calcext:value-type="string">
            <text:p>cylinder</text:p>
          </table:table-cell>
          <table:table-cell office:value-type="float" office:value="3" calcext:value-type="float">
            <text:p>3</text:p>
          </table:table-cell>
          <table:table-cell table:formula="of:=COUNTIF([.$C$2:.$C$393];3)" office:value-type="float" office:value="4" calcext:value-type="float">
            <text:p>4</text:p>
          </table:table-cell>
          <table:table-cell table:formula="of:=COUNTIFS(CYC;[.P5];MPG;&quot;good&quot;)" office:value-type="float" office:value="2" calcext:value-type="float">
            <text:p>2</text:p>
          </table:table-cell>
          <table:table-cell table:formula="of:=COUNTIFS(CYC;[.P5];MPG;&quot;bad&quot;)" office:value-type="float" office:value="2" calcext:value-type="float">
            <text:p>2</text:p>
          </table:table-cell>
          <table:table-cell/>
          <table:table-cell table:formula="of:=LOG([.R5]/[.Q5];2)" office:value-type="float" office:value="-1" calcext:value-type="float">
            <text:p>-1</text:p>
          </table:table-cell>
          <table:table-cell table:formula="of:=LOG([.S5]/[.Q5];2)" office:value-type="float" office:value="-1" calcext:value-type="float">
            <text:p>-1</text:p>
          </table:table-cell>
          <table:table-cell/>
          <table:table-cell table:formula="of:=-([.R5]/[.Q5])*[.U5]-([.S5]/[.Q5])*[.V5]" office:value-type="float" office:value="1" calcext:value-type="float">
            <text:p>1</text:p>
          </table:table-cell>
          <table:table-cell/>
          <table:table-cell table:formula="of:=[.Q5]/[.$Q$3]" office:value-type="float" office:value="0.0102040816326531" calcext:value-type="float">
            <text:p>0.010204081632653</text:p>
          </table:table-cell>
          <table:table-cell table:formula="of:=[.Z5]*[.X5]" office:value-type="float" office:value="0.0102040816326531" calcext:value-type="float">
            <text:p>0.010204081632653</text:p>
          </table:table-cell>
          <table:table-cell table:number-columns-repeated="99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table:formula="of:=IF([.A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3449" calcext:value-type="float">
            <text:p>3449</text:p>
          </table:table-cell>
          <table:table-cell office:value-type="float" office:value="10.5" calcext:value-type="float">
            <text:p>10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6]=1;&quot;USA&quot;;IF([.I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torino"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COUNTIF([.$C$2:.$C$393];[.P6])" office:value-type="float" office:value="199" calcext:value-type="float">
            <text:p>199</text:p>
          </table:table-cell>
          <table:table-cell table:formula="of:=COUNTIFS(CYC;[.P6];MPG;&quot;good&quot;)" office:value-type="float" office:value="195" calcext:value-type="float">
            <text:p>195</text:p>
          </table:table-cell>
          <table:table-cell table:formula="of:=COUNTIFS(CYC;[.P6];MPG;&quot;bad&quot;)" office:value-type="float" office:value="4" calcext:value-type="float">
            <text:p>4</text:p>
          </table:table-cell>
          <table:table-cell/>
          <table:table-cell table:formula="of:=LOG([.R6]/[.Q6];2)" office:value-type="float" office:value="-0.0292943067940381" calcext:value-type="float">
            <text:p>-0.029294306794038</text:p>
          </table:table-cell>
          <table:table-cell table:formula="of:=LOG([.S6]/[.Q6];2)" office:value-type="float" office:value="-5.63662462054365" calcext:value-type="float">
            <text:p>-5.63662462054365</text:p>
          </table:table-cell>
          <table:table-cell/>
          <table:table-cell table:formula="of:=-([.R6]/[.Q6])*[.U6]-([.S6]/[.Q6])*[.V6]" office:value-type="float" office:value="0.142004463854332" calcext:value-type="float">
            <text:p>0.142004463854332</text:p>
          </table:table-cell>
          <table:table-cell/>
          <table:table-cell table:formula="of:=[.Q6]/[.$Q$3]" office:value-type="float" office:value="0.50765306122449" calcext:value-type="float">
            <text:p>0.50765306122449</text:p>
          </table:table-cell>
          <table:table-cell table:formula="of:=[.Z6]*[.X6]" office:value-type="float" office:value="0.072089000783194" calcext:value-type="float">
            <text:p>0.072089000783194</text:p>
          </table:table-cell>
          <table:table-cell table:number-columns-repeated="99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IF([.A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341" calcext:value-type="float">
            <text:p>434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7]=1;&quot;USA&quot;;IF([.I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alaxie 500"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COUNTIF([.$C$2:.$C$393];[.P7])" office:value-type="float" office:value="3" calcext:value-type="float">
            <text:p>3</text:p>
          </table:table-cell>
          <table:table-cell table:formula="of:=COUNTIFS(CYC;[.P7];MPG;&quot;good&quot;)" office:value-type="float" office:value="3" calcext:value-type="float">
            <text:p>3</text:p>
          </table:table-cell>
          <table:table-cell table:formula="of:=COUNTIFS(CYC;[.P7];MPG;&quot;bad&quot;)" office:value-type="float" office:value="0" calcext:value-type="float">
            <text:p>0</text:p>
          </table:table-cell>
          <table:table-cell/>
          <table:table-cell table:formula="of:=LOG([.R7]/[.Q7]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-([.R7]/[.Q7])*[.U7]-([.S7]/[.Q7])*[.V7]" office:value-type="float" office:value="-0" calcext:value-type="float">
            <text:p>0</text:p>
          </table:table-cell>
          <table:table-cell/>
          <table:table-cell table:formula="of:=[.Q7]/[.$Q$3]" office:value-type="float" office:value="0.0076530612244898" calcext:value-type="float">
            <text:p>0.00765306122449</text:p>
          </table:table-cell>
          <table:table-cell table:formula="of:=[.Z7]*[.X7]" office:value-type="float" office:value="-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IF([.A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float" office:value="220" calcext:value-type="float">
            <text:p>220</text:p>
          </table:table-cell>
          <table:table-cell office:value-type="float" office:value="4354" calcext:value-type="float">
            <text:p>435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8]=1;&quot;USA&quot;;IF([.I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impala"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COUNTIF([.$C$2:.$C$393];[.P8])" office:value-type="float" office:value="83" calcext:value-type="float">
            <text:p>83</text:p>
          </table:table-cell>
          <table:table-cell table:formula="of:=COUNTIFS(CYC;[.P8];MPG;&quot;good&quot;)" office:value-type="float" office:value="36" calcext:value-type="float">
            <text:p>36</text:p>
          </table:table-cell>
          <table:table-cell table:formula="of:=COUNTIFS(CYC;[.P8];MPG;&quot;bad&quot;)" office:value-type="float" office:value="47" calcext:value-type="float">
            <text:p>47</text:p>
          </table:table-cell>
          <table:table-cell/>
          <table:table-cell table:formula="of:=LOG([.R8]/[.Q8];2)" office:value-type="float" office:value="-1.20511442990461" calcext:value-type="float">
            <text:p>-1.20511442990461</text:p>
          </table:table-cell>
          <table:table-cell table:formula="of:=LOG([.S8]/[.Q8];2)" office:value-type="float" office:value="-0.820450579669287" calcext:value-type="float">
            <text:p>-0.820450579669287</text:p>
          </table:table-cell>
          <table:table-cell/>
          <table:table-cell table:formula="of:=-([.R8]/[.Q8])*[.U8]-([.S8]/[.Q8])*[.V8]" office:value-type="float" office:value="0.987292731578585" calcext:value-type="float">
            <text:p>0.987292731578585</text:p>
          </table:table-cell>
          <table:table-cell/>
          <table:table-cell table:formula="of:=[.Q8]/[.$Q$3]" office:value-type="float" office:value="0.211734693877551" calcext:value-type="float">
            <text:p>0.211734693877551</text:p>
          </table:table-cell>
          <table:table-cell table:formula="of:=[.Z8]*[.X8]" office:value-type="float" office:value="0.209044124288323" calcext:value-type="float">
            <text:p>0.209044124288323</text:p>
          </table:table-cell>
          <table:table-cell table:number-columns-repeated="99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IF([.A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312" calcext:value-type="float">
            <text:p>4312</text:p>
          </table:table-cell>
          <table:table-cell office:value-type="float" office:value="8.5" calcext:value-type="float">
            <text:p>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9]=1;&quot;USA&quot;;IF([.I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fury iii"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COUNTIF([.$C$2:.$C$393];[.P9])" office:value-type="float" office:value="103" calcext:value-type="float">
            <text:p>103</text:p>
          </table:table-cell>
          <table:table-cell table:formula="of:=COUNTIFS(CYC;[.P9];MPG;&quot;good&quot;)" office:value-type="float" office:value="5" calcext:value-type="float">
            <text:p>5</text:p>
          </table:table-cell>
          <table:table-cell table:formula="of:=COUNTIFS(CYC;[.P9];MPG;&quot;bad&quot;)" office:value-type="float" office:value="98" calcext:value-type="float">
            <text:p>98</text:p>
          </table:table-cell>
          <table:table-cell/>
          <table:table-cell table:formula="of:=LOG([.R9]/[.Q9];2)" office:value-type="float" office:value="-4.36457243229586" calcext:value-type="float">
            <text:p>-4.36457243229586</text:p>
          </table:table-cell>
          <table:table-cell table:formula="of:=LOG([.S9]/[.Q9];2)" office:value-type="float" office:value="-0.0717906830680101" calcext:value-type="float">
            <text:p>-0.07179068306801</text:p>
          </table:table-cell>
          <table:table-cell/>
          <table:table-cell table:formula="of:=-([.R9]/[.Q9])*[.U9]-([.S9]/[.Q9])*[.V9]" office:value-type="float" office:value="0.28017814662276" calcext:value-type="float">
            <text:p>0.28017814662276</text:p>
          </table:table-cell>
          <table:table-cell/>
          <table:table-cell table:formula="of:=[.Q9]/[.$Q$3]" office:value-type="float" office:value="0.262755102040816" calcext:value-type="float">
            <text:p>0.262755102040816</text:p>
          </table:table-cell>
          <table:table-cell table:formula="of:=[.Z9]*[.X9]" office:value-type="float" office:value="0.0736182375054701" calcext:value-type="float">
            <text:p>0.07361823750547</text:p>
          </table:table-cell>
          <table:table-cell table:number-columns-repeated="99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1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4425" calcext:value-type="float">
            <text:p>442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0]=1;&quot;USA&quot;;IF([.I1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catalina"</text:p>
          </table:table-cell>
          <table:table-cell table:number-columns-repeated="15"/>
          <table:table-cell table:formula="of:=SUM([.AA5:.AA9])" office:value-type="float" office:value="0.36495544420964" calcext:value-type="float">
            <text:p>0.36495544420964</text:p>
          </table:table-cell>
          <table:table-cell office:value-type="string" calcext:value-type="string">
            <text:p>Gain=</text:p>
          </table:table-cell>
          <table:table-cell table:formula="of:=[.$X$3]-[.AA10]" office:value-type="float" office:value="0.596679283401722" calcext:value-type="float">
            <text:p>0.596679283401722</text:p>
          </table:table-cell>
          <table:table-cell table:number-columns-repeated="99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IF([.A1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190" calcext:value-type="float">
            <text:p>190</text:p>
          </table:table-cell>
          <table:table-cell office:value-type="float" office:value="3850" calcext:value-type="float">
            <text:p>3850</text:p>
          </table:table-cell>
          <table:table-cell office:value-type="float" office:value="8.5" calcext:value-type="float">
            <text:p>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1]=1;&quot;USA&quot;;IF([.I1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ambassador dpl"</text:p>
          </table:table-cell>
          <table:table-cell table:number-columns-repeated="4"/>
          <table:table-cell office:value-type="string" calcext:value-type="string">
            <text:p>COU</text:p>
          </table:table-cell>
          <table:table-cell table:number-columns-repeated="100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IF([.A1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70" calcext:value-type="float">
            <text:p>170</text:p>
          </table:table-cell>
          <table:table-cell office:value-type="float" office:value="3563" calcext:value-type="float">
            <text:p>356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2]=1;&quot;USA&quot;;IF([.I1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hallenger se"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table:formula="of:=COUNTIF(COU;1)" office:value-type="float" office:value="245" calcext:value-type="float">
            <text:p>245</text:p>
          </table:table-cell>
          <table:table-cell table:formula="of:=COUNTIFS(COU;[.P12];MPG;&quot;good&quot;)" office:value-type="float" office:value="103" calcext:value-type="float">
            <text:p>103</text:p>
          </table:table-cell>
          <table:table-cell table:formula="of:=[.Q12]-[.R12]" office:value-type="float" office:value="142" calcext:value-type="float">
            <text:p>142</text:p>
          </table:table-cell>
          <table:table-cell/>
          <table:table-cell table:formula="of:=LOG([.R12]/[.Q12];2)" office:value-type="float" office:value="-1.25013741181935" calcext:value-type="float">
            <text:p>-1.25013741181935</text:p>
          </table:table-cell>
          <table:table-cell table:formula="of:=LOG([.S12]/[.Q12];2)" office:value-type="float" office:value="-0.786890819497889" calcext:value-type="float">
            <text:p>-0.786890819497889</text:p>
          </table:table-cell>
          <table:table-cell/>
          <table:table-cell table:formula="of:=-([.R12]/[.Q12])*[.U12]-([.S12]/[.Q12])*[.V12]" office:value-type="float" office:value="0.981643468514667" calcext:value-type="float">
            <text:p>0.981643468514667</text:p>
          </table:table-cell>
          <table:table-cell/>
          <table:table-cell table:formula="of:=[.Q12]/[.$Q$3]" office:value-type="float" office:value="0.625" calcext:value-type="float">
            <text:p>0.625</text:p>
          </table:table-cell>
          <table:table-cell table:formula="of:=[.Z12]*[.X12]" office:value-type="float" office:value="0.613527167821667" calcext:value-type="float">
            <text:p>0.613527167821667</text:p>
          </table:table-cell>
          <table:table-cell table:number-columns-repeated="99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IF([.A1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60" calcext:value-type="float">
            <text:p>160</text:p>
          </table:table-cell>
          <table:table-cell office:value-type="float" office:value="3609" calcext:value-type="float">
            <text:p>3609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3]=1;&quot;USA&quot;;IF([.I1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'cuda 340"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COUNTIF(COU;[.P13])" office:value-type="float" office:value="68" calcext:value-type="float">
            <text:p>68</text:p>
          </table:table-cell>
          <table:table-cell table:formula="of:=COUNTIFS(COU;[.P13];MPG;&quot;good&quot;)" office:value-type="float" office:value="62" calcext:value-type="float">
            <text:p>62</text:p>
          </table:table-cell>
          <table:table-cell table:formula="of:=[.Q13]-[.R13]" office:value-type="float" office:value="6" calcext:value-type="float">
            <text:p>6</text:p>
          </table:table-cell>
          <table:table-cell/>
          <table:table-cell table:formula="of:=LOG([.R13]/[.Q13];2)" office:value-type="float" office:value="-0.133266530863464" calcext:value-type="float">
            <text:p>-0.133266530863464</text:p>
          </table:table-cell>
          <table:table-cell table:formula="of:=LOG([.S13]/[.Q13];2)" office:value-type="float" office:value="-3.50250034052918" calcext:value-type="float">
            <text:p>-3.50250034052918</text:p>
          </table:table-cell>
          <table:table-cell/>
          <table:table-cell table:formula="of:=-([.R13]/[.Q13])*[.U13]-([.S13]/[.Q13])*[.V13]" office:value-type="float" office:value="0.430551867010439" calcext:value-type="float">
            <text:p>0.430551867010439</text:p>
          </table:table-cell>
          <table:table-cell/>
          <table:table-cell table:formula="of:=[.Q13]/[.$Q$3]" office:value-type="float" office:value="0.173469387755102" calcext:value-type="float">
            <text:p>0.173469387755102</text:p>
          </table:table-cell>
          <table:table-cell table:formula="of:=[.Z13]*[.X13]" office:value-type="float" office:value="0.074687568767117" calcext:value-type="float">
            <text:p>0.074687568767117</text:p>
          </table:table-cell>
          <table:table-cell table:number-columns-repeated="99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IF([.A1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3761" calcext:value-type="float">
            <text:p>3761</text:p>
          </table:table-cell>
          <table:table-cell office:value-type="float" office:value="9.5" calcext:value-type="float">
            <text:p>9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4]=1;&quot;USA&quot;;IF([.I1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onte carlo"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COUNTIF(COU;[.P14])" office:value-type="float" office:value="79" calcext:value-type="float">
            <text:p>79</text:p>
          </table:table-cell>
          <table:table-cell table:formula="of:=COUNTIFS(COU;[.P14];MPG;&quot;good&quot;)" office:value-type="float" office:value="76" calcext:value-type="float">
            <text:p>76</text:p>
          </table:table-cell>
          <table:table-cell table:formula="of:=[.Q14]-[.R14]" office:value-type="float" office:value="3" calcext:value-type="float">
            <text:p>3</text:p>
          </table:table-cell>
          <table:table-cell/>
          <table:table-cell table:formula="of:=LOG([.R14]/[.Q14];2)" office:value-type="float" office:value="-0.0558532347335174" calcext:value-type="float">
            <text:p>-0.055853234733517</text:p>
          </table:table-cell>
          <table:table-cell table:formula="of:=LOG([.S14]/[.Q14];2)" office:value-type="float" office:value="-4.71881824745595" calcext:value-type="float">
            <text:p>-4.71881824745595</text:p>
          </table:table-cell>
          <table:table-cell/>
          <table:table-cell table:formula="of:=-([.R14]/[.Q14])*[.U14]-([.S14]/[.Q14])*[.V14]" office:value-type="float" office:value="0.232927855469812" calcext:value-type="float">
            <text:p>0.232927855469812</text:p>
          </table:table-cell>
          <table:table-cell/>
          <table:table-cell table:formula="of:=[.Q14]/[.$Q$3]" office:value-type="float" office:value="0.201530612244898" calcext:value-type="float">
            <text:p>0.201530612244898</text:p>
          </table:table-cell>
          <table:table-cell table:formula="of:=[.Z14]*[.X14]" office:value-type="float" office:value="0.0469420933217224" calcext:value-type="float">
            <text:p>0.046942093321722</text:p>
          </table:table-cell>
          <table:table-cell table:number-columns-repeated="99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IF([.A1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3086" calcext:value-type="float">
            <text:p>308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5]=1;&quot;USA&quot;;IF([.I1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estate wagon (sw)"</text:p>
          </table:table-cell>
          <table:table-cell table:number-columns-repeated="15"/>
          <table:table-cell table:formula="of:=SUM([.AA12:.AA14])" office:value-type="float" office:value="0.735156829910506" calcext:value-type="float">
            <text:p>0.735156829910506</text:p>
          </table:table-cell>
          <table:table-cell office:value-type="string" calcext:value-type="string">
            <text:p>Gain=</text:p>
          </table:table-cell>
          <table:table-cell table:formula="of:=[.$X$3]-[.AA15]" office:value-type="float" office:value="0.226477897700856" calcext:value-type="float">
            <text:p>0.226477897700856</text:p>
          </table:table-cell>
          <table:table-cell table:number-columns-repeated="99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372" calcext:value-type="float">
            <text:p>237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IF([.I16]=1;&quot;USA&quot;;IF([.I16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 mark ii"</text:p>
          </table:table-cell>
          <table:table-cell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YEA</text:p>
          </table:table-cell>
          <table:table-cell table:number-columns-repeated="100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table:formula="of:=IF([.A17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833" calcext:value-type="float">
            <text:p>2833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7]=1;&quot;USA&quot;;IF([.I1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duster"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formula="of:=COUNTIFS(YEA;&quot;&lt;=&quot;&amp;[.$P$17];YEA;&quot;&gt;=&quot;&amp;[.$O$17])" office:value-type="float" office:value="150" calcext:value-type="float">
            <text:p>150</text:p>
          </table:table-cell>
          <table:table-cell table:formula="of:=COUNTIFS(YEA;&quot;&lt;=&quot;&amp;[.$P$17];YEA;&quot;&gt;=&quot;&amp;[.$O$17];MPG;[.R2])" office:value-type="float" office:value="63" calcext:value-type="float">
            <text:p>63</text:p>
          </table:table-cell>
          <table:table-cell table:formula="of:=COUNTIFS(YEA;&quot;&lt;=&quot;&amp;[.$P$17];YEA;&quot;&gt;=&quot;&amp;[.$O$17];MPG;[.S2])" office:value-type="float" office:value="87" calcext:value-type="float">
            <text:p>87</text:p>
          </table:table-cell>
          <table:table-cell/>
          <table:table-cell table:formula="of:=LOG([.R17]/[.Q17];2)" office:value-type="float" office:value="-1.25153876699596" calcext:value-type="float">
            <text:p>-1.25153876699596</text:p>
          </table:table-cell>
          <table:table-cell table:formula="of:=LOG([.S17]/[.Q17];2)" office:value-type="float" office:value="-0.785875194647153" calcext:value-type="float">
            <text:p>-0.785875194647153</text:p>
          </table:table-cell>
          <table:table-cell/>
          <table:table-cell table:formula="of:=-([.R17]/[.Q17])*[.U17]-([.S17]/[.Q17])*[.V17]" office:value-type="float" office:value="0.981453895033654" calcext:value-type="float">
            <text:p>0.981453895033654</text:p>
          </table:table-cell>
          <table:table-cell/>
          <table:table-cell table:formula="of:=[.Q17]/[.$Q$3]" office:value-type="float" office:value="0.38265306122449" calcext:value-type="float">
            <text:p>0.38265306122449</text:p>
          </table:table-cell>
          <table:table-cell table:formula="of:=[.Z17]*[.X17]" office:value-type="float" office:value="0.375556337385327" calcext:value-type="float">
            <text:p>0.375556337385327</text:p>
          </table:table-cell>
          <table:table-cell table:number-columns-repeated="99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formula="of:=IF([.A1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float" office:value="2774" calcext:value-type="float">
            <text:p>2774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8]=1;&quot;USA&quot;;IF([.I1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hornet"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formula="of:=COUNTIFS(YEA;&quot;&lt;=&quot;&amp;[.$P$18];YEA;&quot;&gt;=&quot;&amp;[.$O$18])" office:value-type="float" office:value="157" calcext:value-type="float">
            <text:p>157</text:p>
          </table:table-cell>
          <table:table-cell table:formula="of:=COUNTIFS(YEA;&quot;&lt;=&quot;&amp;[.$P$18];YEA;&quot;&gt;=&quot;&amp;[.$O$18];MPG;[.R2])" office:value-type="float" office:value="95" calcext:value-type="float">
            <text:p>95</text:p>
          </table:table-cell>
          <table:table-cell table:formula="of:=[.Q18]-[.R18]" office:value-type="float" office:value="62" calcext:value-type="float">
            <text:p>62</text:p>
          </table:table-cell>
          <table:table-cell/>
          <table:table-cell table:formula="of:=LOG([.R18]/[.Q18];2)" office:value-type="float" office:value="-0.724765140560679" calcext:value-type="float">
            <text:p>-0.724765140560679</text:p>
          </table:table-cell>
          <table:table-cell table:formula="of:=LOG([.S18]/[.Q18];2)" office:value-type="float" office:value="-1.34042443850475" calcext:value-type="float">
            <text:p>-1.34042443850475</text:p>
          </table:table-cell>
          <table:table-cell/>
          <table:table-cell table:formula="of:=-([.R18]/[.Q18])*[.U18]-([.S18]/[.Q18])*[.V18]" office:value-type="float" office:value="0.967891742296555" calcext:value-type="float">
            <text:p>0.967891742296555</text:p>
          </table:table-cell>
          <table:table-cell/>
          <table:table-cell table:formula="of:=[.Q18]/[.$Q$3]" office:value-type="float" office:value="0.400510204081633" calcext:value-type="float">
            <text:p>0.400510204081633</text:p>
          </table:table-cell>
          <table:table-cell table:formula="of:=[.Z18]*[.X18]" office:value-type="float" office:value="0.38765051923612" calcext:value-type="float">
            <text:p>0.38765051923612</text:p>
          </table:table-cell>
          <table:table-cell table:number-columns-repeated="99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table:formula="of:=IF([.A19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587" calcext:value-type="float">
            <text:p>258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19]=1;&quot;USA&quot;;IF([.I1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averick"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COUNTIFS(YEA;&quot;&lt;=&quot;&amp;[.$P$19];YEA;&quot;&gt;=&quot;&amp;[.$O$19])" office:value-type="float" office:value="85" calcext:value-type="float">
            <text:p>85</text:p>
          </table:table-cell>
          <table:table-cell table:formula="of:=COUNTIFS(YEA;&quot;&lt;=&quot;&amp;[.$P$19];YEA;&quot;&gt;=&quot;&amp;[.$O$19];MPG;[.R2])" office:value-type="float" office:value="83" calcext:value-type="float">
            <text:p>83</text:p>
          </table:table-cell>
          <table:table-cell table:formula="of:=[.Q19]-[.R19]" office:value-type="float" office:value="2" calcext:value-type="float">
            <text:p>2</text:p>
          </table:table-cell>
          <table:table-cell/>
          <table:table-cell table:formula="of:=LOG([.R19]/[.Q19];2)" office:value-type="float" office:value="-0.034351504790777" calcext:value-type="float">
            <text:p>-0.034351504790777</text:p>
          </table:table-cell>
          <table:table-cell table:formula="of:=LOG([.S19]/[.Q19];2)" office:value-type="float" office:value="-5.4093909361377" calcext:value-type="float">
            <text:p>-5.4093909361377</text:p>
          </table:table-cell>
          <table:table-cell/>
          <table:table-cell table:formula="of:=-([.R19]/[.Q19])*[.U19]-([.S19]/[.Q19])*[.V19]" office:value-type="float" office:value="0.160823020822469" calcext:value-type="float">
            <text:p>0.160823020822469</text:p>
          </table:table-cell>
          <table:table-cell/>
          <table:table-cell table:formula="of:=[.Q19]/[.$Q$3]" office:value-type="float" office:value="0.216836734693878" calcext:value-type="float">
            <text:p>0.216836734693878</text:p>
          </table:table-cell>
          <table:table-cell table:formula="of:=[.Z19]*[.X19]" office:value-type="float" office:value="0.0348723386987497" calcext:value-type="float">
            <text:p>0.03487233869875</text:p>
          </table:table-cell>
          <table:table-cell table:number-columns-repeated="99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table:formula="of:=IF([.A2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30" calcext:value-type="float">
            <text:p>2130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IF([.I20]=1;&quot;USA&quot;;IF([.I2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pl510"</text:p>
          </table:table-cell>
          <table:table-cell table:number-columns-repeated="15"/>
          <table:table-cell table:formula="of:=SUM([.AA17:.AA19])" office:value-type="float" office:value="0.798079195320197" calcext:value-type="float">
            <text:p>0.798079195320197</text:p>
          </table:table-cell>
          <table:table-cell office:value-type="string" calcext:value-type="string">
            <text:p>Gain=</text:p>
          </table:table-cell>
          <table:table-cell table:formula="of:=[.$X$3]-[.AA20]" office:value-type="float" office:value="0.163555532291166" calcext:value-type="float">
            <text:p>0.163555532291166</text:p>
          </table:table-cell>
          <table:table-cell table:number-columns-repeated="99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2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835" calcext:value-type="float">
            <text:p>1835</text:p>
          </table:table-cell>
          <table:table-cell office:value-type="float" office:value="20.5" calcext:value-type="float">
            <text:p>20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I21]=1;&quot;USA&quot;;IF([.I2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1131 deluxe sedan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2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2672" calcext:value-type="float">
            <text:p>2672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I22]=1;&quot;USA&quot;;IF([.I22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504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2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2430" calcext:value-type="float">
            <text:p>2430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I23]=1;&quot;USA&quot;;IF([.I2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100 ls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2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2375" calcext:value-type="float">
            <text:p>2375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I24]=1;&quot;USA&quot;;IF([.I24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saab 99e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2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2234" calcext:value-type="float">
            <text:p>2234</text:p>
          </table:table-cell>
          <table:table-cell office:value-type="float" office:value="12.5" calcext:value-type="float">
            <text:p>12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I25]=1;&quot;USA&quot;;IF([.I25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bmw 2002"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IF([.A26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2648" calcext:value-type="float">
            <text:p>264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26]=1;&quot;USA&quot;;IF([.I2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gremlin"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IF([.A2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15" calcext:value-type="float">
            <text:p>215</text:p>
          </table:table-cell>
          <table:table-cell office:value-type="float" office:value="4615" calcext:value-type="float">
            <text:p>461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27]=1;&quot;USA&quot;;IF([.I2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250"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IF([.A2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office:value-type="float" office:value="4376" calcext:value-type="float">
            <text:p>437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28]=1;&quot;USA&quot;;IF([.I2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y c20"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IF([.A2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210" calcext:value-type="float">
            <text:p>210</text:p>
          </table:table-cell>
          <table:table-cell office:value-type="float" office:value="4382" calcext:value-type="float">
            <text:p>4382</text:p>
          </table:table-cell>
          <table:table-cell office:value-type="float" office:value="13.5" calcext:value-type="float">
            <text:p>13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29]=1;&quot;USA&quot;;IF([.I2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d200"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IF([.A3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93" calcext:value-type="float">
            <text:p>193</text:p>
          </table:table-cell>
          <table:table-cell office:value-type="float" office:value="4732" calcext:value-type="float">
            <text:p>4732</text:p>
          </table:table-cell>
          <table:table-cell office:value-type="float" office:value="18.5" calcext:value-type="float">
            <text:p>1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I30]=1;&quot;USA&quot;;IF([.I3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hi 1200d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3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30" calcext:value-type="float">
            <text:p>2130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IF([.I31]=1;&quot;USA&quot;;IF([.I3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pl510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3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264" calcext:value-type="float">
            <text:p>2264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2]=1;&quot;USA&quot;;IF([.I3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vega 2300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3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228" calcext:value-type="float">
            <text:p>2228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IF([.I33]=1;&quot;USA&quot;;IF([.I3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34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634" calcext:value-type="float">
            <text:p>2634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4]=1;&quot;USA&quot;;IF([.I3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gremlin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35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439" calcext:value-type="float">
            <text:p>3439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5]=1;&quot;USA&quot;;IF([.I3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satellite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IF([.A36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329" calcext:value-type="float">
            <text:p>3329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6]=1;&quot;USA&quot;;IF([.I3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lle malibu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37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302" calcext:value-type="float">
            <text:p>3302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7]=1;&quot;USA&quot;;IF([.I3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torino 500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3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3288" calcext:value-type="float">
            <text:p>3288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8]=1;&quot;USA&quot;;IF([.I3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3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209" calcext:value-type="float">
            <text:p>420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39]=1;&quot;USA&quot;;IF([.I3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impala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4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464" calcext:value-type="float">
            <text:p>4464</text:p>
          </table:table-cell>
          <table:table-cell office:value-type="float" office:value="11.5" calcext:value-type="float">
            <text:p>11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0]=1;&quot;USA&quot;;IF([.I4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catalina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4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154" calcext:value-type="float">
            <text:p>4154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1]=1;&quot;USA&quot;;IF([.I4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alaxie 500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4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2]=1;&quot;USA&quot;;IF([.I4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fury iii"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IF([.A4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80" calcext:value-type="float">
            <text:p>180</text:p>
          </table:table-cell>
          <table:table-cell office:value-type="float" office:value="4955" calcext:value-type="float">
            <text:p>4955</text:p>
          </table:table-cell>
          <table:table-cell office:value-type="float" office:value="11.5" calcext:value-type="float">
            <text:p>11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3]=1;&quot;USA&quot;;IF([.I4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monaco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4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4746" calcext:value-type="float">
            <text:p>4746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4]=1;&quot;USA&quot;;IF([.I4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country squire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4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5140" calcext:value-type="float">
            <text:p>514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5]=1;&quot;USA&quot;;IF([.I4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safari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46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2962" calcext:value-type="float">
            <text:p>2962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6]=1;&quot;USA&quot;;IF([.I4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hornet sportabout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4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408" calcext:value-type="float">
            <text:p>2408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7]=1;&quot;USA&quot;;IF([.I4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vega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4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82" calcext:value-type="float">
            <text:p>32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8]=1;&quot;USA&quot;;IF([.I4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firebird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49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139" calcext:value-type="float">
            <text:p>3139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49]=1;&quot;USA&quot;;IF([.I4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ustang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5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220" calcext:value-type="float">
            <text:p>222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50]=1;&quot;USA&quot;;IF([.I5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capri 2000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5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2123" calcext:value-type="float">
            <text:p>212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IF([.I51]=1;&quot;USA&quot;;IF([.I5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opel 1900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5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2074" calcext:value-type="float">
            <text:p>2074</text:p>
          </table:table-cell>
          <table:table-cell office:value-type="float" office:value="19.5" calcext:value-type="float">
            <text:p>19.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IF([.I52]=1;&quot;USA&quot;;IF([.I52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304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5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2065" calcext:value-type="float">
            <text:p>2065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IF([.I53]=1;&quot;USA&quot;;IF([.I5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124b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5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773" calcext:value-type="float">
            <text:p>1773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IF([.I54]=1;&quot;USA&quot;;IF([.I5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 1200"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IF([.A5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613" calcext:value-type="float">
            <text:p>1613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IF([.I55]=1;&quot;USA&quot;;IF([.I5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1200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5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834" calcext:value-type="float">
            <text:p>1834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IF([.I56]=1;&quot;USA&quot;;IF([.I56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model 111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5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955" calcext:value-type="float">
            <text:p>1955</text:p>
          </table:table-cell>
          <table:table-cell office:value-type="float" office:value="20.5" calcext:value-type="float">
            <text:p>20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I57]=1;&quot;USA&quot;;IF([.I5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cricket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5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278" calcext:value-type="float">
            <text:p>2278</text:p>
          </table:table-cell>
          <table:table-cell office:value-type="float" office:value="15.5" calcext:value-type="float">
            <text:p>15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I58]=1;&quot;USA&quot;;IF([.I5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 hardtop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5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.5" calcext:value-type="float">
            <text:p>97.5</text:p>
          </table:table-cell>
          <table:table-cell office:value-type="float" office:value="80" calcext:value-type="float">
            <text:p>80</text:p>
          </table:table-cell>
          <table:table-cell office:value-type="float" office:value="2126" calcext:value-type="float">
            <text:p>212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59]=1;&quot;USA&quot;;IF([.I5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 hardtop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6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2254" calcext:value-type="float">
            <text:p>2254</text:p>
          </table:table-cell>
          <table:table-cell office:value-type="float" office:value="23.5" calcext:value-type="float">
            <text:p>23.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IF([.I60]=1;&quot;USA&quot;;IF([.I60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type 3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6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408" calcext:value-type="float">
            <text:p>2408</text:p>
          </table:table-cell>
          <table:table-cell office:value-type="float" office:value="19.5" calcext:value-type="float">
            <text:p>19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1]=1;&quot;USA&quot;;IF([.I6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vega"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IF([.A6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226" calcext:value-type="float">
            <text:p>2226</text:p>
          </table:table-cell>
          <table:table-cell office:value-type="float" office:value="16.5" calcext:value-type="float">
            <text:p>16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2]=1;&quot;USA&quot;;IF([.I6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 runabout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6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274" calcext:value-type="float">
            <text:p>427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3]=1;&quot;USA&quot;;IF([.I6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impala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6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385" calcext:value-type="float">
            <text:p>438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4]=1;&quot;USA&quot;;IF([.I6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catalina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6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135" calcext:value-type="float">
            <text:p>4135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5]=1;&quot;USA&quot;;IF([.I6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fury iii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6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129" calcext:value-type="float">
            <text:p>4129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6]=1;&quot;USA&quot;;IF([.I6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alaxie 500"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IF([.A6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  <table:table-cell office:value-type="float" office:value="11.5" calcext:value-type="float">
            <text:p>11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7]=1;&quot;USA&quot;;IF([.I6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ambassador sst"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IF([.A6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208" calcext:value-type="float">
            <text:p>208</text:p>
          </table:table-cell>
          <table:table-cell office:value-type="float" office:value="4633" calcext:value-type="float">
            <text:p>463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8]=1;&quot;USA&quot;;IF([.I6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marquis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6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4502" calcext:value-type="float">
            <text:p>4502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69]=1;&quot;USA&quot;;IF([.I6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lesabre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IF([.A7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0" calcext:value-type="float">
            <text:p>160</text:p>
          </table:table-cell>
          <table:table-cell office:value-type="float" office:value="4456" calcext:value-type="float">
            <text:p>4456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70]=1;&quot;USA&quot;;IF([.I7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delta 88 royale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7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4422" calcext:value-type="float">
            <text:p>4422</text:p>
          </table:table-cell>
          <table:table-cell office:value-type="float" office:value="12.5" calcext:value-type="float">
            <text:p>12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71]=1;&quot;USA&quot;;IF([.I7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rysler newport royal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72]&lt;20;&quot;bad&quot;;&quot;good&quot;)" office:value-type="string" office:string-value="bad" calcext:value-type="string">
            <text:p>bad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330" calcext:value-type="float">
            <text:p>2330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I72]=1;&quot;USA&quot;;IF([.I7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rx2 coupe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7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892" calcext:value-type="float">
            <text:p>3892</text:p>
          </table:table-cell>
          <table:table-cell office:value-type="float" office:value="12.5" calcext:value-type="float">
            <text:p>12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73]=1;&quot;USA&quot;;IF([.I7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7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4098" calcext:value-type="float">
            <text:p>409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74]=1;&quot;USA&quot;;IF([.I7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lle concours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7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294" calcext:value-type="float">
            <text:p>4294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75]=1;&quot;USA&quot;;IF([.I7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 torino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7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077" calcext:value-type="float">
            <text:p>407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76]=1;&quot;USA&quot;;IF([.I7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satellite custom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77]&lt;20;&quot;bad&quot;;&quot;good&quot;)" office:value-type="string" office:string-value="bad" calcext:value-type="string">
            <text:p>ba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2933" calcext:value-type="float">
            <text:p>2933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IF([.I77]=1;&quot;USA&quot;;IF([.I7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vo 145e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7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2511" calcext:value-type="float">
            <text:p>251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IF([.I78]=1;&quot;USA&quot;;IF([.I7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411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IF([.A7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2979" calcext:value-type="float">
            <text:p>2979</text:p>
          </table:table-cell>
          <table:table-cell office:value-type="float" office:value="19.5" calcext:value-type="float">
            <text:p>19.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IF([.I79]=1;&quot;USA&quot;;IF([.I79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504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8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2189" calcext:value-type="float">
            <text:p>218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IF([.I80]=1;&quot;USA&quot;;IF([.I80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renault 12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8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395" calcext:value-type="float">
            <text:p>239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81]=1;&quot;USA&quot;;IF([.I8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8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2288" calcext:value-type="float">
            <text:p>228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I82]=1;&quot;USA&quot;;IF([.I8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510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8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506" calcext:value-type="float">
            <text:p>2506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I83]=1;&quot;USA&quot;;IF([.I8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uta corona mark ii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8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2164" calcext:value-type="float">
            <text:p>216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I84]=1;&quot;USA&quot;;IF([.I8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8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00" calcext:value-type="float">
            <text:p>2100</text:p>
          </table:table-cell>
          <table:table-cell office:value-type="float" office:value="16.5" calcext:value-type="float">
            <text:p>16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IF([.I85]=1;&quot;USA&quot;;IF([.I8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 1600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8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75" calcext:value-type="float">
            <text:p>175</text:p>
          </table:table-cell>
          <table:table-cell office:value-type="float" office:value="4100" calcext:value-type="float">
            <text:p>410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86]=1;&quot;USA&quot;;IF([.I8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century 350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8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87]=1;&quot;USA&quot;;IF([.I8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8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3988" calcext:value-type="float">
            <text:p>398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88]=1;&quot;USA&quot;;IF([.I8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alibu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8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7" calcext:value-type="float">
            <text:p>137</text:p>
          </table:table-cell>
          <table:table-cell office:value-type="float" office:value="4042" calcext:value-type="float">
            <text:p>4042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89]=1;&quot;USA&quot;;IF([.I8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 torino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9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777" calcext:value-type="float">
            <text:p>3777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0]=1;&quot;USA&quot;;IF([.I9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ronet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IF([.A9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952" calcext:value-type="float">
            <text:p>4952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1]=1;&quot;USA&quot;;IF([.I9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marquis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9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464" calcext:value-type="float">
            <text:p>446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2]=1;&quot;USA&quot;;IF([.I9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price classic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9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8" calcext:value-type="float">
            <text:p>158</text:p>
          </table:table-cell>
          <table:table-cell office:value-type="float" office:value="4363" calcext:value-type="float">
            <text:p>436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3]=1;&quot;USA&quot;;IF([.I9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ltd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9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237" calcext:value-type="float">
            <text:p>4237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4]=1;&quot;USA&quot;;IF([.I9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fury gran sedan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9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735" calcext:value-type="float">
            <text:p>473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5]=1;&quot;USA&quot;;IF([.I9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rysler new yorker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IF([.A9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4951" calcext:value-type="float">
            <text:p>495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6]=1;&quot;USA&quot;;IF([.I9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electra 225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9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821" calcext:value-type="float">
            <text:p>382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7]=1;&quot;USA&quot;;IF([.I9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ambassador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9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121" calcext:value-type="float">
            <text:p>3121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8]=1;&quot;USA&quot;;IF([.I9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valiant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99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78" calcext:value-type="float">
            <text:p>3278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99]=1;&quot;USA&quot;;IF([.I9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nova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00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45" calcext:value-type="float">
            <text:p>2945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0]=1;&quot;USA&quot;;IF([.I10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hornet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01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021" calcext:value-type="float">
            <text:p>3021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1]=1;&quot;USA&quot;;IF([.I10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averick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102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904" calcext:value-type="float">
            <text:p>2904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2]=1;&quot;USA&quot;;IF([.I10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duster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0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950" calcext:value-type="float">
            <text:p>195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03]=1;&quot;USA&quot;;IF([.I10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super beetle"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IF([.A10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997" calcext:value-type="float">
            <text:p>499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4]=1;&quot;USA&quot;;IF([.I10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impala"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IF([.A10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67" calcext:value-type="float">
            <text:p>167</text:p>
          </table:table-cell>
          <table:table-cell office:value-type="float" office:value="4906" calcext:value-type="float">
            <text:p>4906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5]=1;&quot;USA&quot;;IF([.I10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country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10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4654" calcext:value-type="float">
            <text:p>4654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6]=1;&quot;USA&quot;;IF([.I10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custom suburb"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IF([.A10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499" calcext:value-type="float">
            <text:p>4499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7]=1;&quot;USA&quot;;IF([.I10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vista cruiser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0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789" calcext:value-type="float">
            <text:p>2789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08]=1;&quot;USA&quot;;IF([.I10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gremlin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0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279" calcext:value-type="float">
            <text:p>227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IF([.I109]=1;&quot;USA&quot;;IF([.I10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arina"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IF([.A11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401" calcext:value-type="float">
            <text:p>2401</text:p>
          </table:table-cell>
          <table:table-cell office:value-type="float" office:value="19.5" calcext:value-type="float">
            <text:p>19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10]=1;&quot;USA&quot;;IF([.I11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vega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11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2379" calcext:value-type="float">
            <text:p>2379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IF([.I111]=1;&quot;USA&quot;;IF([.I11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610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12]&lt;20;&quot;bad&quot;;&quot;good&quot;)" office:value-type="string" office:string-value="bad" calcext:value-type="string">
            <text:p>bad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124" calcext:value-type="float">
            <text:p>2124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IF([.I112]=1;&quot;USA&quot;;IF([.I11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xda rx3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113]&lt;20;&quot;bad&quot;;&quot;good&quot;)" office:value-type="string" office:string-value="bad" calcext:value-type="string">
            <text:p>ba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2310" calcext:value-type="float">
            <text:p>2310</text:p>
          </table:table-cell>
          <table:table-cell office:value-type="float" office:value="18.5" calcext:value-type="float">
            <text:p>18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13]=1;&quot;USA&quot;;IF([.I11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"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IF([.A114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2472" calcext:value-type="float">
            <text:p>247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14]=1;&quot;USA&quot;;IF([.I11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capri v6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1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2265" calcext:value-type="float">
            <text:p>2265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15]=1;&quot;USA&quot;;IF([.I115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124 sport coupe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1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82" calcext:value-type="float">
            <text:p>4082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16]=1;&quot;USA&quot;;IF([.I11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onte carlo s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1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230" calcext:value-type="float">
            <text:p>230</text:p>
          </table:table-cell>
          <table:table-cell office:value-type="float" office:value="4278" calcext:value-type="float">
            <text:p>4278</text:p>
          </table:table-cell>
          <table:table-cell office:value-type="float" office:value="9.5" calcext:value-type="float">
            <text:p>9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17]=1;&quot;USA&quot;;IF([.I11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grand prix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11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867" calcext:value-type="float">
            <text:p>1867</text:p>
          </table:table-cell>
          <table:table-cell office:value-type="float" office:value="19.5" calcext:value-type="float">
            <text:p>19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18]=1;&quot;USA&quot;;IF([.I11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128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1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158" calcext:value-type="float">
            <text:p>2158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19]=1;&quot;USA&quot;;IF([.I119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opel manta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2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20]=1;&quot;USA&quot;;IF([.I120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100ls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121]&lt;20;&quot;bad&quot;;&quot;good&quot;)" office:value-type="string" office:string-value="bad" calcext:value-type="string">
            <text:p>ba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2868" calcext:value-type="float">
            <text:p>2868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21]=1;&quot;USA&quot;;IF([.I12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vo 144ea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2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399" calcext:value-type="float">
            <text:p>339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22]=1;&quot;USA&quot;;IF([.I12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dart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2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660" calcext:value-type="float">
            <text:p>266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IF([.I123]=1;&quot;USA&quot;;IF([.I12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saab 99le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24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office:value-type="float" office:value="2807" calcext:value-type="float">
            <text:p>2807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IF([.I124]=1;&quot;USA&quot;;IF([.I12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mark ii"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IF([.A12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3664" calcext:value-type="float">
            <text:p>366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I125]=1;&quot;USA&quot;;IF([.I12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omega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26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3102" calcext:value-type="float">
            <text:p>3102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26]=1;&quot;USA&quot;;IF([.I12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duster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127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01" calcext:value-type="float">
            <text:p>2901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27]=1;&quot;USA&quot;;IF([.I12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hornet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2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336" calcext:value-type="float">
            <text:p>3336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28]=1;&quot;USA&quot;;IF([.I12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nova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12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950" calcext:value-type="float">
            <text:p>1950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IF([.I129]=1;&quot;USA&quot;;IF([.I12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b210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3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2451" calcext:value-type="float">
            <text:p>2451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0]=1;&quot;USA&quot;;IF([.I13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"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IF([.A13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836" calcext:value-type="float">
            <text:p>1836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IF([.I131]=1;&quot;USA&quot;;IF([.I13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 1200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13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2542" calcext:value-type="float">
            <text:p>2542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2]=1;&quot;USA&quot;;IF([.I13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vega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33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781" calcext:value-type="float">
            <text:p>3781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3]=1;&quot;USA&quot;;IF([.I13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lle malibu classic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34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632" calcext:value-type="float">
            <text:p>3632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4]=1;&quot;USA&quot;;IF([.I13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35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613" calcext:value-type="float">
            <text:p>3613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5]=1;&quot;USA&quot;;IF([.I13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satellite sebring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3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141" calcext:value-type="float">
            <text:p>414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6]=1;&quot;USA&quot;;IF([.I13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 torino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13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4699" calcext:value-type="float">
            <text:p>4699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7]=1;&quot;USA&quot;;IF([.I13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century luxus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13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457" calcext:value-type="float">
            <text:p>4457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8]=1;&quot;USA&quot;;IF([.I13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ronet custom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13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638" calcext:value-type="float">
            <text:p>4638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39]=1;&quot;USA&quot;;IF([.I13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 torino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14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4257" calcext:value-type="float">
            <text:p>4257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40]=1;&quot;USA&quot;;IF([.I14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14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219" calcext:value-type="float">
            <text:p>2219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I141]=1;&quot;USA&quot;;IF([.I14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fox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4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963" calcext:value-type="float">
            <text:p>1963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I142]=1;&quot;USA&quot;;IF([.I142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dasher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4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300" calcext:value-type="float">
            <text:p>2300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I143]=1;&quot;USA&quot;;IF([.I14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opel manta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14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649" calcext:value-type="float">
            <text:p>1649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IF([.I144]=1;&quot;USA&quot;;IF([.I14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"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IF([.A14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IF([.I145]=1;&quot;USA&quot;;IF([.I14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710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14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25" calcext:value-type="float">
            <text:p>2125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I146]=1;&quot;USA&quot;;IF([.I14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4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08" calcext:value-type="float">
            <text:p>2108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I147]=1;&quot;USA&quot;;IF([.I14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128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4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246" calcext:value-type="float">
            <text:p>2246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I148]=1;&quot;USA&quot;;IF([.I14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124 tc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4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489" calcext:value-type="float">
            <text:p>2489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IF([.I149]=1;&quot;USA&quot;;IF([.I14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5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2391" calcext:value-type="float">
            <text:p>2391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IF([.I150]=1;&quot;USA&quot;;IF([.I15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subaru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15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IF([.I151]=1;&quot;USA&quot;;IF([.I15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x1.9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152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3264" calcext:value-type="float">
            <text:p>326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2]=1;&quot;USA&quot;;IF([.I15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valiant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53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459" calcext:value-type="float">
            <text:p>345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3]=1;&quot;USA&quot;;IF([.I15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nova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54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3432" calcext:value-type="float">
            <text:p>3432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4]=1;&quot;USA&quot;;IF([.I15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monarch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55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3158" calcext:value-type="float">
            <text:p>3158</text:p>
          </table:table-cell>
          <table:table-cell office:value-type="float" office:value="19.5" calcext:value-type="float">
            <text:p>19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5]=1;&quot;USA&quot;;IF([.I15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averick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5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4668" calcext:value-type="float">
            <text:p>4668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6]=1;&quot;USA&quot;;IF([.I15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catalina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5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440" calcext:value-type="float">
            <text:p>444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7]=1;&quot;USA&quot;;IF([.I15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bel air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5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498" calcext:value-type="float">
            <text:p>4498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8]=1;&quot;USA&quot;;IF([.I15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grand fury"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IF([.A15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 office:value-type="float" office:value="4657" calcext:value-type="float">
            <text:p>4657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59]=1;&quot;USA&quot;;IF([.I15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ltd"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IF([.A160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907" calcext:value-type="float">
            <text:p>390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0]=1;&quot;USA&quot;;IF([.I16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century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61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897" calcext:value-type="float">
            <text:p>3897</text:p>
          </table:table-cell>
          <table:table-cell office:value-type="float" office:value="18.5" calcext:value-type="float">
            <text:p>18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1]=1;&quot;USA&quot;;IF([.I16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elt chevelle malibu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162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730" calcext:value-type="float">
            <text:p>3730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2]=1;&quot;USA&quot;;IF([.I16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63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3785" calcext:value-type="float">
            <text:p>3785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3]=1;&quot;USA&quot;;IF([.I16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fury"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IF([.A164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039" calcext:value-type="float">
            <text:p>303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4]=1;&quot;USA&quot;;IF([.I16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skyhawk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65]&lt;20;&quot;bad&quot;;&quot;good&quot;)" office:value-type="string" office:string-value="good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3221" calcext:value-type="float">
            <text:p>3221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5]=1;&quot;USA&quot;;IF([.I16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onza 2+2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16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3169" calcext:value-type="float">
            <text:p>316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6]=1;&quot;USA&quot;;IF([.I16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ustang ii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16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171" calcext:value-type="float">
            <text:p>2171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IF([.I167]=1;&quot;USA&quot;;IF([.I167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16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2639" calcext:value-type="float">
            <text:p>2639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8]=1;&quot;USA&quot;;IF([.I16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69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14" calcext:value-type="float">
            <text:p>291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69]=1;&quot;USA&quot;;IF([.I16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gremlin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17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2592" calcext:value-type="float">
            <text:p>2592</text:p>
          </table:table-cell>
          <table:table-cell office:value-type="float" office:value="18.5" calcext:value-type="float">
            <text:p>18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70]=1;&quot;USA&quot;;IF([.I17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astro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7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2702" calcext:value-type="float">
            <text:p>2702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IF([.I171]=1;&quot;USA&quot;;IF([.I17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17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2223" calcext:value-type="float">
            <text:p>2223</text:p>
          </table:table-cell>
          <table:table-cell office:value-type="float" office:value="16.5" calcext:value-type="float">
            <text:p>16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IF([.I172]=1;&quot;USA&quot;;IF([.I172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dasher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7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545" calcext:value-type="float">
            <text:p>2545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IF([.I173]=1;&quot;USA&quot;;IF([.I17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710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174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2984" calcext:value-type="float">
            <text:p>2984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74]=1;&quot;USA&quot;;IF([.I17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17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IF([.I175]=1;&quot;USA&quot;;IF([.I175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rabbit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176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11" calcext:value-type="float">
            <text:p>321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I176]=1;&quot;USA&quot;;IF([.I17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pacer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17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2694" calcext:value-type="float">
            <text:p>269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IF([.I177]=1;&quot;USA&quot;;IF([.I17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100ls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17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957" calcext:value-type="float">
            <text:p>2957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IF([.I178]=1;&quot;USA&quot;;IF([.I17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504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17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2945" calcext:value-type="float">
            <text:p>2945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IF([.I179]=1;&quot;USA&quot;;IF([.I179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vo 244dl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18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2671" calcext:value-type="float">
            <text:p>2671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IF([.I180]=1;&quot;USA&quot;;IF([.I180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saab 99le"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IF([.A18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795" calcext:value-type="float">
            <text:p>1795</text:p>
          </table:table-cell>
          <table:table-cell office:value-type="float" office:value="17.5" calcext:value-type="float">
            <text:p>17.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IF([.I181]=1;&quot;USA&quot;;IF([.I18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 cvcc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18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2464" calcext:value-type="float">
            <text:p>2464</text:p>
          </table:table-cell>
          <table:table-cell office:value-type="float" office:value="15.5" calcext:value-type="float">
            <text:p>15.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182]=1;&quot;USA&quot;;IF([.I182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131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18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2220" calcext:value-type="float">
            <text:p>2220</text:p>
          </table:table-cell>
          <table:table-cell office:value-type="float" office:value="16.9" calcext:value-type="float">
            <text:p>16.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183]=1;&quot;USA&quot;;IF([.I18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opel 1900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18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572" calcext:value-type="float">
            <text:p>2572</text:p>
          </table:table-cell>
          <table:table-cell office:value-type="float" office:value="14.9" calcext:value-type="float">
            <text:p>14.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84]=1;&quot;USA&quot;;IF([.I18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apri ii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18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2255" calcext:value-type="float">
            <text:p>2255</text:p>
          </table:table-cell>
          <table:table-cell office:value-type="float" office:value="17.7" calcext:value-type="float">
            <text:p>17.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85]=1;&quot;USA&quot;;IF([.I18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18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2202" calcext:value-type="float">
            <text:p>2202</text:p>
          </table:table-cell>
          <table:table-cell office:value-type="float" office:value="15.3" calcext:value-type="float">
            <text:p>15.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186]=1;&quot;USA&quot;;IF([.I186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renault 12tl"</text:p>
          </table:table-cell>
          <table:table-cell table:number-columns-repeated="1013"/>
        </table:table-row>
        <table:table-row table:style-name="ro1">
          <table:table-cell table:style-name="ce2" office:value-type="float" office:value="17.5" calcext:value-type="float">
            <text:p>17.5</text:p>
          </table:table-cell>
          <table:table-cell table:style-name="ce2" table:formula="of:=IF([.A18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0" calcext:value-type="float">
            <text:p>140</text:p>
          </table:table-cell>
          <table:table-cell office:value-type="float" office:value="4215" calcext:value-type="float">
            <text:p>421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87]=1;&quot;USA&quot;;IF([.I18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lle malibu classic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18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190" calcext:value-type="float">
            <text:p>419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88]=1;&quot;USA&quot;;IF([.I18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ronet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5.5" calcext:value-type="float">
            <text:p>15.5</text:p>
          </table:table-cell>
          <table:table-cell table:style-name="ce2" table:formula="of:=IF([.A18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20" calcext:value-type="float">
            <text:p>120</text:p>
          </table:table-cell>
          <table:table-cell office:value-type="float" office:value="3962" calcext:value-type="float">
            <text:p>3962</text:p>
          </table:table-cell>
          <table:table-cell office:value-type="float" office:value="13.9" calcext:value-type="float">
            <text:p>13.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89]=1;&quot;USA&quot;;IF([.I18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matador"</text:p>
          </table:table-cell>
          <table:table-cell table:number-columns-repeated="1013"/>
        </table:table-row>
        <table:table-row table:style-name="ro1">
          <table:table-cell table:style-name="ce2" office:value-type="float" office:value="14.5" calcext:value-type="float">
            <text:p>14.5</text:p>
          </table:table-cell>
          <table:table-cell table:style-name="ce2" table:formula="of:=IF([.A19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2" calcext:value-type="float">
            <text:p>152</text:p>
          </table:table-cell>
          <table:table-cell office:value-type="float" office:value="4215" calcext:value-type="float">
            <text:p>4215</text:p>
          </table:table-cell>
          <table:table-cell office:value-type="float" office:value="12.8" calcext:value-type="float">
            <text:p>12.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0]=1;&quot;USA&quot;;IF([.I19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 torino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191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233" calcext:value-type="float">
            <text:p>3233</text:p>
          </table:table-cell>
          <table:table-cell office:value-type="float" office:value="15.4" calcext:value-type="float">
            <text:p>15.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1]=1;&quot;USA&quot;;IF([.I19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valiant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192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353" calcext:value-type="float">
            <text:p>3353</text:p>
          </table:table-cell>
          <table:table-cell office:value-type="float" office:value="14.5" calcext:value-type="float">
            <text:p>14.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2]=1;&quot;USA&quot;;IF([.I19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nova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193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3012" calcext:value-type="float">
            <text:p>3012</text:p>
          </table:table-cell>
          <table:table-cell office:value-type="float" office:value="17.6" calcext:value-type="float">
            <text:p>17.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3]=1;&quot;USA&quot;;IF([.I19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averick"</text:p>
          </table:table-cell>
          <table:table-cell table:number-columns-repeated="1013"/>
        </table:table-row>
        <table:table-row table:style-name="ro1">
          <table:table-cell table:style-name="ce2" office:value-type="float" office:value="22.5" calcext:value-type="float">
            <text:p>22.5</text:p>
          </table:table-cell>
          <table:table-cell table:style-name="ce2" table:formula="of:=IF([.A194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085" calcext:value-type="float">
            <text:p>3085</text:p>
          </table:table-cell>
          <table:table-cell office:value-type="float" office:value="17.6" calcext:value-type="float">
            <text:p>17.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4]=1;&quot;USA&quot;;IF([.I19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hornet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19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035" calcext:value-type="float">
            <text:p>2035</text:p>
          </table:table-cell>
          <table:table-cell office:value-type="float" office:value="22.2" calcext:value-type="float">
            <text:p>22.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5]=1;&quot;USA&quot;;IF([.I19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tte"</text:p>
          </table:table-cell>
          <table:table-cell table:number-columns-repeated="1013"/>
        </table:table-row>
        <table:table-row table:style-name="ro1">
          <table:table-cell table:style-name="ce2" office:value-type="float" office:value="24.5" calcext:value-type="float">
            <text:p>24.5</text:p>
          </table:table-cell>
          <table:table-cell table:style-name="ce2" table:formula="of:=IF([.A19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164" calcext:value-type="float">
            <text:p>2164</text:p>
          </table:table-cell>
          <table:table-cell office:value-type="float" office:value="22.1" calcext:value-type="float">
            <text:p>22.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6]=1;&quot;USA&quot;;IF([.I19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woody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19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  <table:table-cell office:value-type="float" office:value="14.2" calcext:value-type="float">
            <text:p>14.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197]=1;&quot;USA&quot;;IF([.I19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w rabbit"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IF([.A19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795" calcext:value-type="float">
            <text:p>1795</text:p>
          </table:table-cell>
          <table:table-cell office:value-type="float" office:value="17.4" calcext:value-type="float">
            <text:p>17.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IF([.I198]=1;&quot;USA&quot;;IF([.I19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199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651" calcext:value-type="float">
            <text:p>3651</text:p>
          </table:table-cell>
          <table:table-cell office:value-type="float" office:value="17.7" calcext:value-type="float">
            <text:p>17.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199]=1;&quot;USA&quot;;IF([.I19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aspen se"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IF([.A200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3574" calcext:value-type="float">
            <text:p>3574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00]=1;&quot;USA&quot;;IF([.I20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ada ghia"</text:p>
          </table:table-cell>
          <table:table-cell table:number-columns-repeated="1013"/>
        </table:table-row>
        <table:table-row table:style-name="ro1">
          <table:table-cell table:style-name="ce2" office:value-type="float" office:value="18.5" calcext:value-type="float">
            <text:p>18.5</text:p>
          </table:table-cell>
          <table:table-cell table:style-name="ce2" table:formula="of:=IF([.A201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645" calcext:value-type="float">
            <text:p>3645</text:p>
          </table:table-cell>
          <table:table-cell office:value-type="float" office:value="16.2" calcext:value-type="float">
            <text:p>16.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01]=1;&quot;USA&quot;;IF([.I20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ventura sj"</text:p>
          </table:table-cell>
          <table:table-cell table:number-columns-repeated="1013"/>
        </table:table-row>
        <table:table-row table:style-name="ro1">
          <table:table-cell table:style-name="ce2" office:value-type="float" office:value="17.5" calcext:value-type="float">
            <text:p>17.5</text:p>
          </table:table-cell>
          <table:table-cell table:style-name="ce2" table:formula="of:=IF([.A202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95" calcext:value-type="float">
            <text:p>95</text:p>
          </table:table-cell>
          <table:table-cell office:value-type="float" office:value="3193" calcext:value-type="float">
            <text:p>3193</text:p>
          </table:table-cell>
          <table:table-cell office:value-type="float" office:value="17.8" calcext:value-type="float">
            <text:p>17.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02]=1;&quot;USA&quot;;IF([.I20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pacer d/l"</text:p>
          </table:table-cell>
          <table:table-cell table:number-columns-repeated="1013"/>
        </table:table-row>
        <table:table-row table:style-name="ro1">
          <table:table-cell table:style-name="ce2" office:value-type="float" office:value="29.5" calcext:value-type="float">
            <text:p>29.5</text:p>
          </table:table-cell>
          <table:table-cell table:style-name="ce2" table:formula="of:=IF([.A20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825" calcext:value-type="float">
            <text:p>1825</text:p>
          </table:table-cell>
          <table:table-cell office:value-type="float" office:value="12.2" calcext:value-type="float">
            <text:p>12.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203]=1;&quot;USA&quot;;IF([.I20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rabbit"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IF([.A20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990" calcext:value-type="float">
            <text:p>1990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IF([.I204]=1;&quot;USA&quot;;IF([.I20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b-210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20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155" calcext:value-type="float">
            <text:p>2155</text:p>
          </table:table-cell>
          <table:table-cell office:value-type="float" office:value="16.4" calcext:value-type="float">
            <text:p>16.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IF([.I205]=1;&quot;USA&quot;;IF([.I20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"</text:p>
          </table:table-cell>
          <table:table-cell table:number-columns-repeated="1013"/>
        </table:table-row>
        <table:table-row table:style-name="ro1">
          <table:table-cell table:style-name="ce2" office:value-type="float" office:value="26.5" calcext:value-type="float">
            <text:p>26.5</text:p>
          </table:table-cell>
          <table:table-cell table:style-name="ce2" table:formula="of:=IF([.A20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565" calcext:value-type="float">
            <text:p>2565</text:p>
          </table:table-cell>
          <table:table-cell office:value-type="float" office:value="13.6" calcext:value-type="float">
            <text:p>13.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06]=1;&quot;USA&quot;;IF([.I20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pinto"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IF([.A20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3150" calcext:value-type="float">
            <text:p>3150</text:p>
          </table:table-cell>
          <table:table-cell office:value-type="float" office:value="15.7" calcext:value-type="float">
            <text:p>15.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207]=1;&quot;USA&quot;;IF([.I20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vo 245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20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float" office:value="13.2" calcext:value-type="float">
            <text:p>13.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08]=1;&quot;USA&quot;;IF([.I20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volare premier v8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209]&lt;20;&quot;bad&quot;;&quot;good&quot;)" office:value-type="string" office:string-value="bad" calcext:value-type="string">
            <text:p>ba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3270" calcext:value-type="float">
            <text:p>3270</text:p>
          </table:table-cell>
          <table:table-cell office:value-type="float" office:value="21.9" calcext:value-type="float">
            <text:p>21.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209]=1;&quot;USA&quot;;IF([.I209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504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210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2930" calcext:value-type="float">
            <text:p>2930</text:p>
          </table:table-cell>
          <table:table-cell office:value-type="float" office:value="15.5" calcext:value-type="float">
            <text:p>15.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IF([.I210]=1;&quot;USA&quot;;IF([.I21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mark ii"</text:p>
          </table:table-cell>
          <table:table-cell table:number-columns-repeated="1013"/>
        </table:table-row>
        <table:table-row table:style-name="ro1">
          <table:table-cell table:style-name="ce2" office:value-type="float" office:value="16.5" calcext:value-type="float">
            <text:p>16.5</text:p>
          </table:table-cell>
          <table:table-cell table:style-name="ce2" table:formula="of:=IF([.A211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3820" calcext:value-type="float">
            <text:p>3820</text:p>
          </table:table-cell>
          <table:table-cell office:value-type="float" office:value="16.7" calcext:value-type="float">
            <text:p>16.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IF([.I211]=1;&quot;USA&quot;;IF([.I21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mercedes-benz 280s"</text:p>
          </table:table-cell>
          <table:table-cell table:number-columns-repeated="1013"/>
        </table:table-row>
        <table:table-row table:style-name="ro1">
          <table:table-cell table:style-name="ce2" office:value-type="float" office:value="16.5" calcext:value-type="float">
            <text:p>16.5</text:p>
          </table:table-cell>
          <table:table-cell table:style-name="ce2" table:formula="of:=IF([.A21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380" calcext:value-type="float">
            <text:p>4380</text:p>
          </table:table-cell>
          <table:table-cell office:value-type="float" office:value="12.1" calcext:value-type="float">
            <text:p>12.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12]=1;&quot;USA&quot;;IF([.I21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adillac seville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21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55" calcext:value-type="float">
            <text:p>4055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13]=1;&quot;USA&quot;;IF([.I21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y c10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21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0" calcext:value-type="float">
            <text:p>130</text:p>
          </table:table-cell>
          <table:table-cell office:value-type="float" office:value="3870" calcext:value-type="float">
            <text:p>3870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14]=1;&quot;USA&quot;;IF([.I21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108"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IF([.A21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755" calcext:value-type="float">
            <text:p>375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I215]=1;&quot;USA&quot;;IF([.I21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d100"</text:p>
          </table:table-cell>
          <table:table-cell table:number-columns-repeated="1013"/>
        </table:table-row>
        <table:table-row table:style-name="ro1">
          <table:table-cell table:style-name="ce2" office:value-type="float" office:value="31.5" calcext:value-type="float">
            <text:p>31.5</text:p>
          </table:table-cell>
          <table:table-cell table:style-name="ce2" table:formula="of:=IF([.A21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045" calcext:value-type="float">
            <text:p>2045</text:p>
          </table:table-cell>
          <table:table-cell office:value-type="float" office:value="18.5" calcext:value-type="float">
            <text:p>18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IF([.I216]=1;&quot;USA&quot;;IF([.I216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accord cvcc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21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155" calcext:value-type="float">
            <text:p>2155</text:p>
          </table:table-cell>
          <table:table-cell office:value-type="float" office:value="14.8" calcext:value-type="float">
            <text:p>14.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17]=1;&quot;USA&quot;;IF([.I21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opel isuzu deluxe"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IF([.A21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825" calcext:value-type="float">
            <text:p>1825</text:p>
          </table:table-cell>
          <table:table-cell office:value-type="float" office:value="18.6" calcext:value-type="float">
            <text:p>18.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IF([.I218]=1;&quot;USA&quot;;IF([.I21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renault 5 gtl"</text:p>
          </table:table-cell>
          <table:table-cell table:number-columns-repeated="1013"/>
        </table:table-row>
        <table:table-row table:style-name="ro1">
          <table:table-cell table:style-name="ce2" office:value-type="float" office:value="25.5" calcext:value-type="float">
            <text:p>25.5</text:p>
          </table:table-cell>
          <table:table-cell table:style-name="ce2" table:formula="of:=IF([.A21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2300" calcext:value-type="float">
            <text:p>2300</text:p>
          </table:table-cell>
          <table:table-cell office:value-type="float" office:value="15.5" calcext:value-type="float">
            <text:p>15.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19]=1;&quot;USA&quot;;IF([.I21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arrow gs"</text:p>
          </table:table-cell>
          <table:table-cell table:number-columns-repeated="1013"/>
        </table:table-row>
        <table:table-row table:style-name="ro1">
          <table:table-cell table:style-name="ce2" office:value-type="float" office:value="33.5" calcext:value-type="float">
            <text:p>33.5</text:p>
          </table:table-cell>
          <table:table-cell table:style-name="ce2" table:formula="of:=IF([.A22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945" calcext:value-type="float">
            <text:p>1945</text:p>
          </table:table-cell>
          <table:table-cell office:value-type="float" office:value="16.8" calcext:value-type="float">
            <text:p>16.8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IF([.I220]=1;&quot;USA&quot;;IF([.I22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f-10 hatchback"</text:p>
          </table:table-cell>
          <table:table-cell table:number-columns-repeated="1013"/>
        </table:table-row>
        <table:table-row table:style-name="ro1">
          <table:table-cell table:style-name="ce2" office:value-type="float" office:value="17.5" calcext:value-type="float">
            <text:p>17.5</text:p>
          </table:table-cell>
          <table:table-cell table:style-name="ce2" table:formula="of:=IF([.A22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880" calcext:value-type="float">
            <text:p>3880</text:p>
          </table:table-cell>
          <table:table-cell office:value-type="float" office:value="12.5" calcext:value-type="float">
            <text:p>12.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1]=1;&quot;USA&quot;;IF([.I22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price classic"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IF([.A22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4060" calcext:value-type="float">
            <text:p>406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2]=1;&quot;USA&quot;;IF([.I22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cutlass supreme"</text:p>
          </table:table-cell>
          <table:table-cell table:number-columns-repeated="1013"/>
        </table:table-row>
        <table:table-row table:style-name="ro1">
          <table:table-cell table:style-name="ce2" office:value-type="float" office:value="15.5" calcext:value-type="float">
            <text:p>15.5</text:p>
          </table:table-cell>
          <table:table-cell table:style-name="ce2" table:formula="of:=IF([.A223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4140" calcext:value-type="float">
            <text:p>4140</text:p>
          </table:table-cell>
          <table:table-cell office:value-type="float" office:value="13.7" calcext:value-type="float">
            <text:p>13.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3]=1;&quot;USA&quot;;IF([.I22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monaco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IF([.A22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0" calcext:value-type="float">
            <text:p>130</text:p>
          </table:table-cell>
          <table:table-cell office:value-type="float" office:value="4295" calcext:value-type="float">
            <text:p>4295</text:p>
          </table:table-cell>
          <table:table-cell office:value-type="float" office:value="14.9" calcext:value-type="float">
            <text:p>14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4]=1;&quot;USA&quot;;IF([.I22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cougar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7.5" calcext:value-type="float">
            <text:p>17.5</text:p>
          </table:table-cell>
          <table:table-cell table:style-name="ce2" table:formula="of:=IF([.A225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520" calcext:value-type="float">
            <text:p>3520</text:p>
          </table:table-cell>
          <table:table-cell office:value-type="float" office:value="16.4" calcext:value-type="float">
            <text:p>16.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5]=1;&quot;USA&quot;;IF([.I22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oncours"</text:p>
          </table:table-cell>
          <table:table-cell table:number-columns-repeated="1013"/>
        </table:table-row>
        <table:table-row table:style-name="ro1">
          <table:table-cell table:style-name="ce2" office:value-type="float" office:value="20.5" calcext:value-type="float">
            <text:p>20.5</text:p>
          </table:table-cell>
          <table:table-cell table:style-name="ce2" table:formula="of:=IF([.A226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425" calcext:value-type="float">
            <text:p>3425</text:p>
          </table:table-cell>
          <table:table-cell office:value-type="float" office:value="16.9" calcext:value-type="float">
            <text:p>16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6]=1;&quot;USA&quot;;IF([.I22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skylark"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IF([.A227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630" calcext:value-type="float">
            <text:p>3630</text:p>
          </table:table-cell>
          <table:table-cell office:value-type="float" office:value="17.7" calcext:value-type="float">
            <text:p>17.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7]=1;&quot;USA&quot;;IF([.I22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volare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18.5" calcext:value-type="float">
            <text:p>18.5</text:p>
          </table:table-cell>
          <table:table-cell table:style-name="ce2" table:formula="of:=IF([.A228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office:value-type="float" office:value="3525" calcext:value-type="float">
            <text:p>3525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8]=1;&quot;USA&quot;;IF([.I22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ada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22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4220" calcext:value-type="float">
            <text:p>4220</text:p>
          </table:table-cell>
          <table:table-cell office:value-type="float" office:value="11.1" calcext:value-type="float">
            <text:p>11.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29]=1;&quot;USA&quot;;IF([.I22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grand prix lj"</text:p>
          </table:table-cell>
          <table:table-cell table:number-columns-repeated="1013"/>
        </table:table-row>
        <table:table-row table:style-name="ro1">
          <table:table-cell table:style-name="ce2" office:value-type="float" office:value="15.5" calcext:value-type="float">
            <text:p>15.5</text:p>
          </table:table-cell>
          <table:table-cell table:style-name="ce2" table:formula="of:=IF([.A23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70" calcext:value-type="float">
            <text:p>170</text:p>
          </table:table-cell>
          <table:table-cell office:value-type="float" office:value="4165" calcext:value-type="float">
            <text:p>4165</text:p>
          </table:table-cell>
          <table:table-cell office:value-type="float" office:value="11.4" calcext:value-type="float">
            <text:p>11.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0]=1;&quot;USA&quot;;IF([.I23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onte carlo landau"</text:p>
          </table:table-cell>
          <table:table-cell table:number-columns-repeated="1013"/>
        </table:table-row>
        <table:table-row table:style-name="ro1">
          <table:table-cell table:style-name="ce2" office:value-type="float" office:value="15.5" calcext:value-type="float">
            <text:p>15.5</text:p>
          </table:table-cell>
          <table:table-cell table:style-name="ce2" table:formula="of:=IF([.A23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4325" calcext:value-type="float">
            <text:p>4325</text:p>
          </table:table-cell>
          <table:table-cell office:value-type="float" office:value="12.2" calcext:value-type="float">
            <text:p>12.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1]=1;&quot;USA&quot;;IF([.I23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rysler cordoba"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IF([.A23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9" calcext:value-type="float">
            <text:p>149</text:p>
          </table:table-cell>
          <table:table-cell office:value-type="float" office:value="4335" calcext:value-type="float">
            <text:p>4335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2]=1;&quot;USA&quot;;IF([.I23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thunderbird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23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940" calcext:value-type="float">
            <text:p>1940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IF([.I233]=1;&quot;USA&quot;;IF([.I23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rabbit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24.5" calcext:value-type="float">
            <text:p>24.5</text:p>
          </table:table-cell>
          <table:table-cell table:style-name="ce2" table:formula="of:=IF([.A23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4]=1;&quot;USA&quot;;IF([.I23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sunbird coupe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23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18.2" calcext:value-type="float">
            <text:p>18.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IF([.I235]=1;&quot;USA&quot;;IF([.I23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 liftback"</text:p>
          </table:table-cell>
          <table:table-cell table:number-columns-repeated="1013"/>
        </table:table-row>
        <table:table-row table:style-name="ro1">
          <table:table-cell table:style-name="ce2" office:value-type="float" office:value="25.5" calcext:value-type="float">
            <text:p>25.5</text:p>
          </table:table-cell>
          <table:table-cell table:style-name="ce2" table:formula="of:=IF([.A23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755" calcext:value-type="float">
            <text:p>2755</text:p>
          </table:table-cell>
          <table:table-cell office:value-type="float" office:value="15.8" calcext:value-type="float">
            <text:p>15.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6]=1;&quot;USA&quot;;IF([.I23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ustang ii 2+2"</text:p>
          </table:table-cell>
          <table:table-cell table:number-columns-repeated="1013"/>
        </table:table-row>
        <table:table-row table:style-name="ro1">
          <table:table-cell table:style-name="ce2" office:value-type="float" office:value="30.5" calcext:value-type="float">
            <text:p>30.5</text:p>
          </table:table-cell>
          <table:table-cell table:style-name="ce2" table:formula="of:=IF([.A23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051" calcext:value-type="float">
            <text:p>205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7]=1;&quot;USA&quot;;IF([.I23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tte"</text:p>
          </table:table-cell>
          <table:table-cell table:number-columns-repeated="1013"/>
        </table:table-row>
        <table:table-row table:style-name="ro1">
          <table:table-cell table:style-name="ce2" office:value-type="float" office:value="33.5" calcext:value-type="float">
            <text:p>33.5</text:p>
          </table:table-cell>
          <table:table-cell table:style-name="ce2" table:formula="of:=IF([.A23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075" calcext:value-type="float">
            <text:p>2075</text:p>
          </table:table-cell>
          <table:table-cell office:value-type="float" office:value="15.9" calcext:value-type="float">
            <text:p>15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I238]=1;&quot;USA&quot;;IF([.I23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 m/m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23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1985" calcext:value-type="float">
            <text:p>1985</text:p>
          </table:table-cell>
          <table:table-cell office:value-type="float" office:value="16.4" calcext:value-type="float">
            <text:p>16.4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IF([.I239]=1;&quot;USA&quot;;IF([.I23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subaru dl"</text:p>
          </table:table-cell>
          <table:table-cell table:number-columns-repeated="1013"/>
        </table:table-row>
        <table:table-row table:style-name="ro1">
          <table:table-cell table:style-name="ce2" office:value-type="float" office:value="30.5" calcext:value-type="float">
            <text:p>30.5</text:p>
          </table:table-cell>
          <table:table-cell table:style-name="ce2" table:formula="of:=IF([.A24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90" calcext:value-type="float">
            <text:p>2190</text:p>
          </table:table-cell>
          <table:table-cell office:value-type="float" office:value="14.1" calcext:value-type="float">
            <text:p>14.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IF([.I240]=1;&quot;USA&quot;;IF([.I240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dasher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241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2815" calcext:value-type="float">
            <text:p>2815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IF([.I241]=1;&quot;USA&quot;;IF([.I24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810"</text:p>
          </table:table-cell>
          <table:table-cell table:number-columns-repeated="1013"/>
        </table:table-row>
        <table:table-row table:style-name="ro1">
          <table:table-cell table:style-name="ce2" office:value-type="float" office:value="21.5" calcext:value-type="float">
            <text:p>21.5</text:p>
          </table:table-cell>
          <table:table-cell table:style-name="ce2" table:formula="of:=IF([.A24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600" calcext:value-type="float">
            <text:p>2600</text:p>
          </table:table-cell>
          <table:table-cell office:value-type="float" office:value="12.8" calcext:value-type="float">
            <text:p>12.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IF([.I242]=1;&quot;USA&quot;;IF([.I242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bmw 320i"</text:p>
          </table:table-cell>
          <table:table-cell table:number-columns-repeated="1013"/>
        </table:table-row>
        <table:table-row table:style-name="ro1">
          <table:table-cell table:style-name="ce2" office:value-type="float" office:value="21.5" calcext:value-type="float">
            <text:p>21.5</text:p>
          </table:table-cell>
          <table:table-cell table:style-name="ce2" table:formula="of:=IF([.A243]&lt;20;&quot;bad&quot;;&quot;good&quot;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2720" calcext:value-type="float">
            <text:p>2720</text:p>
          </table:table-cell>
          <table:table-cell office:value-type="float" office:value="13.5" calcext:value-type="float">
            <text:p>13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IF([.I243]=1;&quot;USA&quot;;IF([.I24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rx-4"</text:p>
          </table:table-cell>
          <table:table-cell table:number-columns-repeated="1013"/>
        </table:table-row>
        <table:table-row table:style-name="ro1">
          <table:table-cell table:style-name="ce2" office:value-type="float" office:value="43.1" calcext:value-type="float">
            <text:p>43.1</text:p>
          </table:table-cell>
          <table:table-cell table:style-name="ce2" table:formula="of:=IF([.A24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1985" calcext:value-type="float">
            <text:p>1985</text:p>
          </table:table-cell>
          <table:table-cell office:value-type="float" office:value="21.5" calcext:value-type="float">
            <text:p>21.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IF([.I244]=1;&quot;USA&quot;;IF([.I244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rabbit custom diesel"</text:p>
          </table:table-cell>
          <table:table-cell table:number-columns-repeated="1013"/>
        </table:table-row>
        <table:table-row table:style-name="ro1">
          <table:table-cell table:style-name="ce2" office:value-type="float" office:value="36.1" calcext:value-type="float">
            <text:p>36.1</text:p>
          </table:table-cell>
          <table:table-cell table:style-name="ce2" table:formula="of:=IF([.A24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800" calcext:value-type="float">
            <text:p>1800</text:p>
          </table:table-cell>
          <table:table-cell office:value-type="float" office:value="14.4" calcext:value-type="float">
            <text:p>14.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45]=1;&quot;USA&quot;;IF([.I24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iesta"</text:p>
          </table:table-cell>
          <table:table-cell table:number-columns-repeated="1013"/>
        </table:table-row>
        <table:table-row table:style-name="ro1">
          <table:table-cell table:style-name="ce2" office:value-type="float" office:value="32.8" calcext:value-type="float">
            <text:p>32.8</text:p>
          </table:table-cell>
          <table:table-cell table:style-name="ce2" table:formula="of:=IF([.A24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1985" calcext:value-type="float">
            <text:p>1985</text:p>
          </table:table-cell>
          <table:table-cell office:value-type="float" office:value="19.4" calcext:value-type="float">
            <text:p>19.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46]=1;&quot;USA&quot;;IF([.I246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glc deluxe"</text:p>
          </table:table-cell>
          <table:table-cell table:number-columns-repeated="1013"/>
        </table:table-row>
        <table:table-row table:style-name="ro1">
          <table:table-cell table:style-name="ce2" office:value-type="float" office:value="39.4" calcext:value-type="float">
            <text:p>39.4</text:p>
          </table:table-cell>
          <table:table-cell table:style-name="ce2" table:formula="of:=IF([.A24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70" calcext:value-type="float">
            <text:p>2070</text:p>
          </table:table-cell>
          <table:table-cell office:value-type="float" office:value="18.6" calcext:value-type="float">
            <text:p>18.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47]=1;&quot;USA&quot;;IF([.I247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b210 gx"</text:p>
          </table:table-cell>
          <table:table-cell table:number-columns-repeated="1013"/>
        </table:table-row>
        <table:table-row table:style-name="ro1">
          <table:table-cell table:style-name="ce2" office:value-type="float" office:value="36.1" calcext:value-type="float">
            <text:p>36.1</text:p>
          </table:table-cell>
          <table:table-cell table:style-name="ce2" table:formula="of:=IF([.A24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800" calcext:value-type="float">
            <text:p>1800</text:p>
          </table:table-cell>
          <table:table-cell office:value-type="float" office:value="16.4" calcext:value-type="float">
            <text:p>16.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48]=1;&quot;USA&quot;;IF([.I24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 cvcc"</text:p>
          </table:table-cell>
          <table:table-cell table:number-columns-repeated="1013"/>
        </table:table-row>
        <table:table-row table:style-name="ro1">
          <table:table-cell table:style-name="ce2" office:value-type="float" office:value="19.9" calcext:value-type="float">
            <text:p>19.9</text:p>
          </table:table-cell>
          <table:table-cell table:style-name="ce2" table:formula="of:=IF([.A24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3365" calcext:value-type="float">
            <text:p>3365</text:p>
          </table:table-cell>
          <table:table-cell office:value-type="float" office:value="15.5" calcext:value-type="float">
            <text:p>15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49]=1;&quot;USA&quot;;IF([.I24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cutlass salon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19.4" calcext:value-type="float">
            <text:p>19.4</text:p>
          </table:table-cell>
          <table:table-cell table:style-name="ce2" table:formula="of:=IF([.A25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3735" calcext:value-type="float">
            <text:p>3735</text:p>
          </table:table-cell>
          <table:table-cell office:value-type="float" office:value="13.2" calcext:value-type="float">
            <text:p>13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0]=1;&quot;USA&quot;;IF([.I25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diplomat"</text:p>
          </table:table-cell>
          <table:table-cell table:number-columns-repeated="1013"/>
        </table:table-row>
        <table:table-row table:style-name="ro1">
          <table:table-cell table:style-name="ce2" office:value-type="float" office:value="20.2" calcext:value-type="float">
            <text:p>20.2</text:p>
          </table:table-cell>
          <table:table-cell table:style-name="ce2" table:formula="of:=IF([.A251]&lt;20;&quot;bad&quot;;&quot;good&quot;)" office:value-type="string" office:string-value="good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3570" calcext:value-type="float">
            <text:p>3570</text:p>
          </table:table-cell>
          <table:table-cell office:value-type="float" office:value="12.8" calcext:value-type="float">
            <text:p>12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1]=1;&quot;USA&quot;;IF([.I25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monarch ghia"</text:p>
          </table:table-cell>
          <table:table-cell table:number-columns-repeated="1013"/>
        </table:table-row>
        <table:table-row table:style-name="ro1">
          <table:table-cell table:style-name="ce2" office:value-type="float" office:value="19.2" calcext:value-type="float">
            <text:p>19.2</text:p>
          </table:table-cell>
          <table:table-cell table:style-name="ce2" table:formula="of:=IF([.A252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535" calcext:value-type="float">
            <text:p>3535</text:p>
          </table:table-cell>
          <table:table-cell office:value-type="float" office:value="19.2" calcext:value-type="float">
            <text:p>19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2]=1;&quot;USA&quot;;IF([.I25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phoenix lj"</text:p>
          </table:table-cell>
          <table:table-cell table:number-columns-repeated="1013"/>
        </table:table-row>
        <table:table-row table:style-name="ro1">
          <table:table-cell table:style-name="ce2" office:value-type="float" office:value="20.5" calcext:value-type="float">
            <text:p>20.5</text:p>
          </table:table-cell>
          <table:table-cell table:style-name="ce2" table:formula="of:=IF([.A253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3155" calcext:value-type="float">
            <text:p>3155</text:p>
          </table:table-cell>
          <table:table-cell office:value-type="float" office:value="18.2" calcext:value-type="float">
            <text:p>18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3]=1;&quot;USA&quot;;IF([.I25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alibu"</text:p>
          </table:table-cell>
          <table:table-cell table:number-columns-repeated="1013"/>
        </table:table-row>
        <table:table-row table:style-name="ro1">
          <table:table-cell table:style-name="ce2" office:value-type="float" office:value="20.2" calcext:value-type="float">
            <text:p>20.2</text:p>
          </table:table-cell>
          <table:table-cell table:style-name="ce2" table:formula="of:=IF([.A254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65" calcext:value-type="float">
            <text:p>2965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4]=1;&quot;USA&quot;;IF([.I25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airmont (auto)"</text:p>
          </table:table-cell>
          <table:table-cell table:number-columns-repeated="1013"/>
        </table:table-row>
        <table:table-row table:style-name="ro1">
          <table:table-cell table:style-name="ce2" office:value-type="float" office:value="25.1" calcext:value-type="float">
            <text:p>25.1</text:p>
          </table:table-cell>
          <table:table-cell table:style-name="ce2" table:formula="of:=IF([.A25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720" calcext:value-type="float">
            <text:p>2720</text:p>
          </table:table-cell>
          <table:table-cell office:value-type="float" office:value="15.4" calcext:value-type="float">
            <text:p>15.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5]=1;&quot;USA&quot;;IF([.I25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airmont (man)"</text:p>
          </table:table-cell>
          <table:table-cell table:number-columns-repeated="1013"/>
        </table:table-row>
        <table:table-row table:style-name="ro1">
          <table:table-cell table:style-name="ce2" office:value-type="float" office:value="20.5" calcext:value-type="float">
            <text:p>20.5</text:p>
          </table:table-cell>
          <table:table-cell table:style-name="ce2" table:formula="of:=IF([.A256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430" calcext:value-type="float">
            <text:p>3430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6]=1;&quot;USA&quot;;IF([.I25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volare"</text:p>
          </table:table-cell>
          <table:table-cell table:number-columns-repeated="1013"/>
        </table:table-row>
        <table:table-row table:style-name="ro1">
          <table:table-cell table:style-name="ce2" office:value-type="float" office:value="19.4" calcext:value-type="float">
            <text:p>19.4</text:p>
          </table:table-cell>
          <table:table-cell table:style-name="ce2" table:formula="of:=IF([.A257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10" calcext:value-type="float">
            <text:p>3210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7]=1;&quot;USA&quot;;IF([.I25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concord"</text:p>
          </table:table-cell>
          <table:table-cell table:number-columns-repeated="1013"/>
        </table:table-row>
        <table:table-row table:style-name="ro1">
          <table:table-cell table:style-name="ce2" office:value-type="float" office:value="20.6" calcext:value-type="float">
            <text:p>20.6</text:p>
          </table:table-cell>
          <table:table-cell table:style-name="ce2" table:formula="of:=IF([.A258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380" calcext:value-type="float">
            <text:p>3380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8]=1;&quot;USA&quot;;IF([.I25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century special"</text:p>
          </table:table-cell>
          <table:table-cell table:number-columns-repeated="1013"/>
        </table:table-row>
        <table:table-row table:style-name="ro1">
          <table:table-cell table:style-name="ce2" office:value-type="float" office:value="20.8" calcext:value-type="float">
            <text:p>20.8</text:p>
          </table:table-cell>
          <table:table-cell table:style-name="ce2" table:formula="of:=IF([.A259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3070" calcext:value-type="float">
            <text:p>3070</text:p>
          </table:table-cell>
          <table:table-cell office:value-type="float" office:value="16.7" calcext:value-type="float">
            <text:p>16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59]=1;&quot;USA&quot;;IF([.I25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zephyr"</text:p>
          </table:table-cell>
          <table:table-cell table:number-columns-repeated="1013"/>
        </table:table-row>
        <table:table-row table:style-name="ro1">
          <table:table-cell table:style-name="ce2" office:value-type="float" office:value="18.6" calcext:value-type="float">
            <text:p>18.6</text:p>
          </table:table-cell>
          <table:table-cell table:style-name="ce2" table:formula="of:=IF([.A260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3620" calcext:value-type="float">
            <text:p>3620</text:p>
          </table:table-cell>
          <table:table-cell office:value-type="float" office:value="18.7" calcext:value-type="float">
            <text:p>18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0]=1;&quot;USA&quot;;IF([.I26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aspen"</text:p>
          </table:table-cell>
          <table:table-cell table:number-columns-repeated="1013"/>
        </table:table-row>
        <table:table-row table:style-name="ro1">
          <table:table-cell table:style-name="ce2" office:value-type="float" office:value="18.1" calcext:value-type="float">
            <text:p>18.1</text:p>
          </table:table-cell>
          <table:table-cell table:style-name="ce2" table:formula="of:=IF([.A261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20" calcext:value-type="float">
            <text:p>120</text:p>
          </table:table-cell>
          <table:table-cell office:value-type="float" office:value="3410" calcext:value-type="float">
            <text:p>3410</text:p>
          </table:table-cell>
          <table:table-cell office:value-type="float" office:value="15.1" calcext:value-type="float">
            <text:p>15.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1]=1;&quot;USA&quot;;IF([.I26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concord d/l"</text:p>
          </table:table-cell>
          <table:table-cell table:number-columns-repeated="1013"/>
        </table:table-row>
        <table:table-row table:style-name="ro1">
          <table:table-cell table:style-name="ce2" office:value-type="float" office:value="19.2" calcext:value-type="float">
            <text:p>19.2</text:p>
          </table:table-cell>
          <table:table-cell table:style-name="ce2" table:formula="of:=IF([.A26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425" calcext:value-type="float">
            <text:p>3425</text:p>
          </table:table-cell>
          <table:table-cell office:value-type="float" office:value="13.2" calcext:value-type="float">
            <text:p>13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2]=1;&quot;USA&quot;;IF([.I26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onte carlo landau"</text:p>
          </table:table-cell>
          <table:table-cell table:number-columns-repeated="1013"/>
        </table:table-row>
        <table:table-row table:style-name="ro1">
          <table:table-cell table:style-name="ce2" office:value-type="float" office:value="17.7" calcext:value-type="float">
            <text:p>17.7</text:p>
          </table:table-cell>
          <table:table-cell table:style-name="ce2" table:formula="of:=IF([.A263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65" calcext:value-type="float">
            <text:p>165</text:p>
          </table:table-cell>
          <table:table-cell office:value-type="float" office:value="3445" calcext:value-type="float">
            <text:p>3445</text:p>
          </table:table-cell>
          <table:table-cell office:value-type="float" office:value="13.4" calcext:value-type="float">
            <text:p>13.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3]=1;&quot;USA&quot;;IF([.I26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regal sport coupe (turbo)"</text:p>
          </table:table-cell>
          <table:table-cell table:number-columns-repeated="1013"/>
        </table:table-row>
        <table:table-row table:style-name="ro1">
          <table:table-cell table:style-name="ce2" office:value-type="float" office:value="18.1" calcext:value-type="float">
            <text:p>18.1</text:p>
          </table:table-cell>
          <table:table-cell table:style-name="ce2" table:formula="of:=IF([.A264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3205" calcext:value-type="float">
            <text:p>3205</text:p>
          </table:table-cell>
          <table:table-cell office:value-type="float" office:value="11.2" calcext:value-type="float">
            <text:p>11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4]=1;&quot;USA&quot;;IF([.I26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utura"</text:p>
          </table:table-cell>
          <table:table-cell table:number-columns-repeated="1013"/>
        </table:table-row>
        <table:table-row table:style-name="ro1">
          <table:table-cell table:style-name="ce2" office:value-type="float" office:value="17.5" calcext:value-type="float">
            <text:p>17.5</text:p>
          </table:table-cell>
          <table:table-cell table:style-name="ce2" table:formula="of:=IF([.A26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4080" calcext:value-type="float">
            <text:p>4080</text:p>
          </table:table-cell>
          <table:table-cell office:value-type="float" office:value="13.7" calcext:value-type="float">
            <text:p>13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5]=1;&quot;USA&quot;;IF([.I26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magnum xe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26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55" calcext:value-type="float">
            <text:p>2155</text:p>
          </table:table-cell>
          <table:table-cell office:value-type="float" office:value="16.5" calcext:value-type="float">
            <text:p>16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6]=1;&quot;USA&quot;;IF([.I26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tte"</text:p>
          </table:table-cell>
          <table:table-cell table:number-columns-repeated="1013"/>
        </table:table-row>
        <table:table-row table:style-name="ro1">
          <table:table-cell table:style-name="ce2" office:value-type="float" office:value="27.5" calcext:value-type="float">
            <text:p>27.5</text:p>
          </table:table-cell>
          <table:table-cell table:style-name="ce2" table:formula="of:=IF([.A26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560" calcext:value-type="float">
            <text:p>2560</text:p>
          </table:table-cell>
          <table:table-cell office:value-type="float" office:value="14.2" calcext:value-type="float">
            <text:p>14.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67]=1;&quot;USA&quot;;IF([.I267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"</text:p>
          </table:table-cell>
          <table:table-cell table:number-columns-repeated="1013"/>
        </table:table-row>
        <table:table-row table:style-name="ro1">
          <table:table-cell table:style-name="ce2" office:value-type="float" office:value="27.2" calcext:value-type="float">
            <text:p>27.2</text:p>
          </table:table-cell>
          <table:table-cell table:style-name="ce2" table:formula="of:=IF([.A26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300" calcext:value-type="float">
            <text:p>2300</text:p>
          </table:table-cell>
          <table:table-cell office:value-type="float" office:value="14.7" calcext:value-type="float">
            <text:p>14.7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68]=1;&quot;USA&quot;;IF([.I26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510"</text:p>
          </table:table-cell>
          <table:table-cell table:number-columns-repeated="1013"/>
        </table:table-row>
        <table:table-row table:style-name="ro1">
          <table:table-cell table:style-name="ce2" office:value-type="float" office:value="30.9" calcext:value-type="float">
            <text:p>30.9</text:p>
          </table:table-cell>
          <table:table-cell table:style-name="ce2" table:formula="of:=IF([.A26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2230" calcext:value-type="float">
            <text:p>2230</text:p>
          </table:table-cell>
          <table:table-cell office:value-type="float" office:value="14.5" calcext:value-type="float">
            <text:p>14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69]=1;&quot;USA&quot;;IF([.I26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omni"</text:p>
          </table:table-cell>
          <table:table-cell table:number-columns-repeated="1013"/>
        </table:table-row>
        <table:table-row table:style-name="ro1">
          <table:table-cell table:style-name="ce2" office:value-type="float" office:value="21.1" calcext:value-type="float">
            <text:p>21.1</text:p>
          </table:table-cell>
          <table:table-cell table:style-name="ce2" table:formula="of:=IF([.A27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515" calcext:value-type="float">
            <text:p>2515</text:p>
          </table:table-cell>
          <table:table-cell office:value-type="float" office:value="14.8" calcext:value-type="float">
            <text:p>14.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70]=1;&quot;USA&quot;;IF([.I27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elica gt liftback"</text:p>
          </table:table-cell>
          <table:table-cell table:number-columns-repeated="1013"/>
        </table:table-row>
        <table:table-row table:style-name="ro1">
          <table:table-cell table:style-name="ce2" office:value-type="float" office:value="23.2" calcext:value-type="float">
            <text:p>23.2</text:p>
          </table:table-cell>
          <table:table-cell table:style-name="ce2" table:formula="of:=IF([.A27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745" calcext:value-type="float">
            <text:p>2745</text:p>
          </table:table-cell>
          <table:table-cell office:value-type="float" office:value="16.7" calcext:value-type="float">
            <text:p>16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71]=1;&quot;USA&quot;;IF([.I27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sapporo"</text:p>
          </table:table-cell>
          <table:table-cell table:number-columns-repeated="1013"/>
        </table:table-row>
        <table:table-row table:style-name="ro1">
          <table:table-cell table:style-name="ce2" office:value-type="float" office:value="23.8" calcext:value-type="float">
            <text:p>23.8</text:p>
          </table:table-cell>
          <table:table-cell table:style-name="ce2" table:formula="of:=IF([.A27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2855" calcext:value-type="float">
            <text:p>2855</text:p>
          </table:table-cell>
          <table:table-cell office:value-type="float" office:value="17.6" calcext:value-type="float">
            <text:p>17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I272]=1;&quot;USA&quot;;IF([.I27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starfire sx"</text:p>
          </table:table-cell>
          <table:table-cell table:number-columns-repeated="1013"/>
        </table:table-row>
        <table:table-row table:style-name="ro1">
          <table:table-cell table:style-name="ce2" office:value-type="float" office:value="23.9" calcext:value-type="float">
            <text:p>23.9</text:p>
          </table:table-cell>
          <table:table-cell table:style-name="ce2" table:formula="of:=IF([.A27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405" calcext:value-type="float">
            <text:p>2405</text:p>
          </table:table-cell>
          <table:table-cell office:value-type="float" office:value="14.9" calcext:value-type="float">
            <text:p>14.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73]=1;&quot;USA&quot;;IF([.I27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200-sx"</text:p>
          </table:table-cell>
          <table:table-cell table:number-columns-repeated="1013"/>
        </table:table-row>
        <table:table-row table:style-name="ro1">
          <table:table-cell table:style-name="ce2" office:value-type="float" office:value="20.3" calcext:value-type="float">
            <text:p>20.3</text:p>
          </table:table-cell>
          <table:table-cell table:style-name="ce2" table:formula="of:=IF([.A274]&lt;20;&quot;bad&quot;;&quot;good&quot;)" office:value-type="string" office:string-value="good" calcext:value-type="string">
            <text:p>good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2830" calcext:value-type="float">
            <text:p>2830</text:p>
          </table:table-cell>
          <table:table-cell office:value-type="float" office:value="15.9" calcext:value-type="float">
            <text:p>15.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IF([.I274]=1;&quot;USA&quot;;IF([.I274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5000"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IF([.A275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3140" calcext:value-type="float">
            <text:p>3140</text:p>
          </table:table-cell>
          <table:table-cell office:value-type="float" office:value="13.6" calcext:value-type="float">
            <text:p>13.6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IF([.I275]=1;&quot;USA&quot;;IF([.I275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vo 264gl"</text:p>
          </table:table-cell>
          <table:table-cell table:number-columns-repeated="1013"/>
        </table:table-row>
        <table:table-row table:style-name="ro1">
          <table:table-cell table:style-name="ce2" office:value-type="float" office:value="21.6" calcext:value-type="float">
            <text:p>21.6</text:p>
          </table:table-cell>
          <table:table-cell table:style-name="ce2" table:formula="of:=IF([.A27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2795" calcext:value-type="float">
            <text:p>2795</text:p>
          </table:table-cell>
          <table:table-cell office:value-type="float" office:value="15.7" calcext:value-type="float">
            <text:p>15.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IF([.I276]=1;&quot;USA&quot;;IF([.I276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saab 99gle"</text:p>
          </table:table-cell>
          <table:table-cell table:number-columns-repeated="1013"/>
        </table:table-row>
        <table:table-row table:style-name="ro1">
          <table:table-cell table:style-name="ce2" office:value-type="float" office:value="16.2" calcext:value-type="float">
            <text:p>16.2</text:p>
          </table:table-cell>
          <table:table-cell table:style-name="ce2" table:formula="of:=IF([.A277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3410" calcext:value-type="float">
            <text:p>3410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IF([.I277]=1;&quot;USA&quot;;IF([.I27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604sl"</text:p>
          </table:table-cell>
          <table:table-cell table:number-columns-repeated="1013"/>
        </table:table-row>
        <table:table-row table:style-name="ro1">
          <table:table-cell table:style-name="ce2" office:value-type="float" office:value="31.5" calcext:value-type="float">
            <text:p>31.5</text:p>
          </table:table-cell>
          <table:table-cell table:style-name="ce2" table:formula="of:=IF([.A27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990" calcext:value-type="float">
            <text:p>1990</text:p>
          </table:table-cell>
          <table:table-cell office:value-type="float" office:value="14.9" calcext:value-type="float">
            <text:p>14.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IF([.I278]=1;&quot;USA&quot;;IF([.I27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scirocco"</text:p>
          </table:table-cell>
          <table:table-cell table:number-columns-repeated="1013"/>
        </table:table-row>
        <table:table-row table:style-name="ro1">
          <table:table-cell table:style-name="ce2" office:value-type="float" office:value="29.5" calcext:value-type="float">
            <text:p>29.5</text:p>
          </table:table-cell>
          <table:table-cell table:style-name="ce2" table:formula="of:=IF([.A27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35" calcext:value-type="float">
            <text:p>2135</text:p>
          </table:table-cell>
          <table:table-cell office:value-type="float" office:value="16.6" calcext:value-type="float">
            <text:p>16.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IF([.I279]=1;&quot;USA&quot;;IF([.I27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accord lx"</text:p>
          </table:table-cell>
          <table:table-cell table:number-columns-repeated="1013"/>
        </table:table-row>
        <table:table-row table:style-name="ro1">
          <table:table-cell table:style-name="ce2" office:value-type="float" office:value="21.5" calcext:value-type="float">
            <text:p>21.5</text:p>
          </table:table-cell>
          <table:table-cell table:style-name="ce2" table:formula="of:=IF([.A280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3245" calcext:value-type="float">
            <text:p>3245</text:p>
          </table:table-cell>
          <table:table-cell office:value-type="float" office:value="15.4" calcext:value-type="float">
            <text:p>15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0]=1;&quot;USA&quot;;IF([.I28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lemans v6"</text:p>
          </table:table-cell>
          <table:table-cell table:number-columns-repeated="1013"/>
        </table:table-row>
        <table:table-row table:style-name="ro1">
          <table:table-cell table:style-name="ce2" office:value-type="float" office:value="19.8" calcext:value-type="float">
            <text:p>19.8</text:p>
          </table:table-cell>
          <table:table-cell table:style-name="ce2" table:formula="of:=IF([.A281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90" calcext:value-type="float">
            <text:p>2990</text:p>
          </table:table-cell>
          <table:table-cell office:value-type="float" office:value="18.2" calcext:value-type="float">
            <text:p>18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1]=1;&quot;USA&quot;;IF([.I28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zephyr 6"</text:p>
          </table:table-cell>
          <table:table-cell table:number-columns-repeated="1013"/>
        </table:table-row>
        <table:table-row table:style-name="ro1">
          <table:table-cell table:style-name="ce2" office:value-type="float" office:value="22.3" calcext:value-type="float">
            <text:p>22.3</text:p>
          </table:table-cell>
          <table:table-cell table:style-name="ce2" table:formula="of:=IF([.A28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890" calcext:value-type="float">
            <text:p>2890</text:p>
          </table:table-cell>
          <table:table-cell office:value-type="float" office:value="17.3" calcext:value-type="float">
            <text:p>17.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2]=1;&quot;USA&quot;;IF([.I28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airmont 4"</text:p>
          </table:table-cell>
          <table:table-cell table:number-columns-repeated="1013"/>
        </table:table-row>
        <table:table-row table:style-name="ro1">
          <table:table-cell table:style-name="ce2" office:value-type="float" office:value="20.2" calcext:value-type="float">
            <text:p>20.2</text:p>
          </table:table-cell>
          <table:table-cell table:style-name="ce2" table:formula="of:=IF([.A283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65" calcext:value-type="float">
            <text:p>3265</text:p>
          </table:table-cell>
          <table:table-cell office:value-type="float" office:value="18.2" calcext:value-type="float">
            <text:p>18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3]=1;&quot;USA&quot;;IF([.I28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concord dl 6"</text:p>
          </table:table-cell>
          <table:table-cell table:number-columns-repeated="1013"/>
        </table:table-row>
        <table:table-row table:style-name="ro1">
          <table:table-cell table:style-name="ce2" office:value-type="float" office:value="20.6" calcext:value-type="float">
            <text:p>20.6</text:p>
          </table:table-cell>
          <table:table-cell table:style-name="ce2" table:formula="of:=IF([.A284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3360" calcext:value-type="float">
            <text:p>3360</text:p>
          </table:table-cell>
          <table:table-cell office:value-type="float" office:value="16.6" calcext:value-type="float">
            <text:p>16.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4]=1;&quot;USA&quot;;IF([.I28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aspen 6"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IF([.A285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30" calcext:value-type="float">
            <text:p>130</text:p>
          </table:table-cell>
          <table:table-cell office:value-type="float" office:value="3840" calcext:value-type="float">
            <text:p>3840</text:p>
          </table:table-cell>
          <table:table-cell office:value-type="float" office:value="15.4" calcext:value-type="float">
            <text:p>15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5]=1;&quot;USA&quot;;IF([.I28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price classic"</text:p>
          </table:table-cell>
          <table:table-cell table:number-columns-repeated="1013"/>
        </table:table-row>
        <table:table-row table:style-name="ro1">
          <table:table-cell table:style-name="ce2" office:value-type="float" office:value="17.6" calcext:value-type="float">
            <text:p>17.6</text:p>
          </table:table-cell>
          <table:table-cell table:style-name="ce2" table:formula="of:=IF([.A286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3725" calcext:value-type="float">
            <text:p>3725</text:p>
          </table:table-cell>
          <table:table-cell office:value-type="float" office:value="13.4" calcext:value-type="float">
            <text:p>13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6]=1;&quot;USA&quot;;IF([.I28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ltd landau"</text:p>
          </table:table-cell>
          <table:table-cell table:number-columns-repeated="1013"/>
        </table:table-row>
        <table:table-row table:style-name="ro1">
          <table:table-cell table:style-name="ce2" office:value-type="float" office:value="16.5" calcext:value-type="float">
            <text:p>16.5</text:p>
          </table:table-cell>
          <table:table-cell table:style-name="ce2" table:formula="of:=IF([.A287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38" calcext:value-type="float">
            <text:p>138</text:p>
          </table:table-cell>
          <table:table-cell office:value-type="float" office:value="3955" calcext:value-type="float">
            <text:p>3955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7]=1;&quot;USA&quot;;IF([.I28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grand marquis"</text:p>
          </table:table-cell>
          <table:table-cell table:number-columns-repeated="1013"/>
        </table:table-row>
        <table:table-row table:style-name="ro1">
          <table:table-cell table:style-name="ce2" office:value-type="float" office:value="18.2" calcext:value-type="float">
            <text:p>18.2</text:p>
          </table:table-cell>
          <table:table-cell table:style-name="ce2" table:formula="of:=IF([.A288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35" calcext:value-type="float">
            <text:p>135</text:p>
          </table:table-cell>
          <table:table-cell office:value-type="float" office:value="3830" calcext:value-type="float">
            <text:p>3830</text:p>
          </table:table-cell>
          <table:table-cell office:value-type="float" office:value="15.2" calcext:value-type="float">
            <text:p>15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8]=1;&quot;USA&quot;;IF([.I28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st. regis"</text:p>
          </table:table-cell>
          <table:table-cell table:number-columns-repeated="1013"/>
        </table:table-row>
        <table:table-row table:style-name="ro1">
          <table:table-cell table:style-name="ce2" office:value-type="float" office:value="16.9" calcext:value-type="float">
            <text:p>16.9</text:p>
          </table:table-cell>
          <table:table-cell table:style-name="ce2" table:formula="of:=IF([.A289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4360" calcext:value-type="float">
            <text:p>4360</text:p>
          </table:table-cell>
          <table:table-cell office:value-type="float" office:value="14.9" calcext:value-type="float">
            <text:p>14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89]=1;&quot;USA&quot;;IF([.I28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estate wagon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5.5" calcext:value-type="float">
            <text:p>15.5</text:p>
          </table:table-cell>
          <table:table-cell table:style-name="ce2" table:formula="of:=IF([.A290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2" calcext:value-type="float">
            <text:p>142</text:p>
          </table:table-cell>
          <table:table-cell office:value-type="float" office:value="4054" calcext:value-type="float">
            <text:p>4054</text:p>
          </table:table-cell>
          <table:table-cell office:value-type="float" office:value="14.3" calcext:value-type="float">
            <text:p>14.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90]=1;&quot;USA&quot;;IF([.I29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country squire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9.2" calcext:value-type="float">
            <text:p>19.2</text:p>
          </table:table-cell>
          <table:table-cell table:style-name="ce2" table:formula="of:=IF([.A291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125" calcext:value-type="float">
            <text:p>125</text:p>
          </table:table-cell>
          <table:table-cell office:value-type="float" office:value="3605" calcext:value-type="float">
            <text:p>3605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91]=1;&quot;USA&quot;;IF([.I29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malibu classic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18.5" calcext:value-type="float">
            <text:p>18.5</text:p>
          </table:table-cell>
          <table:table-cell table:style-name="ce2" table:formula="of:=IF([.A292]&lt;20;&quot;bad&quot;;&quot;good&quot;)" office:value-type="string" office:string-value="bad" calcext:value-type="string">
            <text:p>bad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92]=1;&quot;USA&quot;;IF([.I29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rysler lebaron town @ country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31.9" calcext:value-type="float">
            <text:p>31.9</text:p>
          </table:table-cell>
          <table:table-cell table:style-name="ce2" table:formula="of:=IF([.A29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925" calcext:value-type="float">
            <text:p>192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IF([.I293]=1;&quot;USA&quot;;IF([.I293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w rabbit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34.1" calcext:value-type="float">
            <text:p>34.1</text:p>
          </table:table-cell>
          <table:table-cell table:style-name="ce2" table:formula="of:=IF([.A29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975" calcext:value-type="float">
            <text:p>1975</text:p>
          </table:table-cell>
          <table:table-cell office:value-type="float" office:value="15.2" calcext:value-type="float">
            <text:p>15.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IF([.I294]=1;&quot;USA&quot;;IF([.I29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xda glc deluxe"</text:p>
          </table:table-cell>
          <table:table-cell table:number-columns-repeated="1013"/>
        </table:table-row>
        <table:table-row table:style-name="ro1">
          <table:table-cell table:style-name="ce2" office:value-type="float" office:value="35.7" calcext:value-type="float">
            <text:p>35.7</text:p>
          </table:table-cell>
          <table:table-cell table:style-name="ce2" table:formula="of:=IF([.A29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915" calcext:value-type="float">
            <text:p>1915</text:p>
          </table:table-cell>
          <table:table-cell office:value-type="float" office:value="14.4" calcext:value-type="float">
            <text:p>14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95]=1;&quot;USA&quot;;IF([.I29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 hatchback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27.4" calcext:value-type="float">
            <text:p>27.4</text:p>
          </table:table-cell>
          <table:table-cell table:style-name="ce2" table:formula="of:=IF([.A29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2670" calcext:value-type="float">
            <text:p>267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96]=1;&quot;USA&quot;;IF([.I29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spirit dl"</text:p>
          </table:table-cell>
          <table:table-cell table:number-columns-repeated="1013"/>
        </table:table-row>
        <table:table-row table:style-name="ro1">
          <table:table-cell table:style-name="ce2" office:value-type="float" office:value="25.4" calcext:value-type="float">
            <text:p>25.4</text:p>
          </table:table-cell>
          <table:table-cell table:style-name="ce2" table:formula="of:=IF([.A297]&lt;20;&quot;bad&quot;;&quot;good&quot;)" office:value-type="string" office:string-value="good" calcext:value-type="string">
            <text:p>good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  <table:table-cell office:value-type="float" office:value="3530" calcext:value-type="float">
            <text:p>3530</text:p>
          </table:table-cell>
          <table:table-cell office:value-type="float" office:value="20.1" calcext:value-type="float">
            <text:p>20.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IF([.I297]=1;&quot;USA&quot;;IF([.I29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mercedes benz 300d"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IF([.A298]&lt;20;&quot;bad&quot;;&quot;good&quot;)" office:value-type="string" office:string-value="good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25" calcext:value-type="float">
            <text:p>125</text:p>
          </table:table-cell>
          <table:table-cell office:value-type="float" office:value="3900" calcext:value-type="float">
            <text:p>3900</text:p>
          </table:table-cell>
          <table:table-cell office:value-type="float" office:value="17.4" calcext:value-type="float">
            <text:p>17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298]=1;&quot;USA&quot;;IF([.I29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adillac eldorado"</text:p>
          </table:table-cell>
          <table:table-cell table:number-columns-repeated="1013"/>
        </table:table-row>
        <table:table-row table:style-name="ro1">
          <table:table-cell table:style-name="ce2" office:value-type="float" office:value="27.2" calcext:value-type="float">
            <text:p>27.2</text:p>
          </table:table-cell>
          <table:table-cell table:style-name="ce2" table:formula="of:=IF([.A29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3190" calcext:value-type="float">
            <text:p>3190</text:p>
          </table:table-cell>
          <table:table-cell office:value-type="float" office:value="24.8" calcext:value-type="float">
            <text:p>24.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IF([.I299]=1;&quot;USA&quot;;IF([.I299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504"</text:p>
          </table:table-cell>
          <table:table-cell table:number-columns-repeated="1013"/>
        </table:table-row>
        <table:table-row table:style-name="ro1">
          <table:table-cell table:style-name="ce2" office:value-type="float" office:value="23.9" calcext:value-type="float">
            <text:p>23.9</text:p>
          </table:table-cell>
          <table:table-cell table:style-name="ce2" table:formula="of:=IF([.A300]&lt;20;&quot;bad&quot;;&quot;good&quot;)" office:value-type="string" office:string-value="good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3420" calcext:value-type="float">
            <text:p>3420</text:p>
          </table:table-cell>
          <table:table-cell office:value-type="float" office:value="22.2" calcext:value-type="float">
            <text:p>22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0]=1;&quot;USA&quot;;IF([.I30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cutlass salon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34.2" calcext:value-type="float">
            <text:p>34.2</text:p>
          </table:table-cell>
          <table:table-cell table:style-name="ce2" table:formula="of:=IF([.A30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200" calcext:value-type="float">
            <text:p>2200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1]=1;&quot;USA&quot;;IF([.I30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horizon"</text:p>
          </table:table-cell>
          <table:table-cell table:number-columns-repeated="1013"/>
        </table:table-row>
        <table:table-row table:style-name="ro1">
          <table:table-cell table:style-name="ce2" office:value-type="float" office:value="34.5" calcext:value-type="float">
            <text:p>34.5</text:p>
          </table:table-cell>
          <table:table-cell table:style-name="ce2" table:formula="of:=IF([.A30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150" calcext:value-type="float">
            <text:p>2150</text:p>
          </table:table-cell>
          <table:table-cell office:value-type="float" office:value="14.9" calcext:value-type="float">
            <text:p>14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2]=1;&quot;USA&quot;;IF([.I30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horizon tc3"</text:p>
          </table:table-cell>
          <table:table-cell table:number-columns-repeated="1013"/>
        </table:table-row>
        <table:table-row table:style-name="ro1">
          <table:table-cell table:style-name="ce2" office:value-type="float" office:value="31.8" calcext:value-type="float">
            <text:p>31.8</text:p>
          </table:table-cell>
          <table:table-cell table:style-name="ce2" table:formula="of:=IF([.A30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20" calcext:value-type="float">
            <text:p>2020</text:p>
          </table:table-cell>
          <table:table-cell office:value-type="float" office:value="19.2" calcext:value-type="float">
            <text:p>19.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IF([.I303]=1;&quot;USA&quot;;IF([.I30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210"</text:p>
          </table:table-cell>
          <table:table-cell table:number-columns-repeated="1013"/>
        </table:table-row>
        <table:table-row table:style-name="ro1">
          <table:table-cell table:style-name="ce2" office:value-type="float" office:value="37.3" calcext:value-type="float">
            <text:p>37.3</text:p>
          </table:table-cell>
          <table:table-cell table:style-name="ce2" table:formula="of:=IF([.A30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2130" calcext:value-type="float">
            <text:p>2130</text:p>
          </table:table-cell>
          <table:table-cell office:value-type="float" office:value="14.7" calcext:value-type="float">
            <text:p>14.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IF([.I304]=1;&quot;USA&quot;;IF([.I304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fiat strada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28.4" calcext:value-type="float">
            <text:p>28.4</text:p>
          </table:table-cell>
          <table:table-cell table:style-name="ce2" table:formula="of:=IF([.A30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5]=1;&quot;USA&quot;;IF([.I30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skylark limited"</text:p>
          </table:table-cell>
          <table:table-cell table:number-columns-repeated="1013"/>
        </table:table-row>
        <table:table-row table:style-name="ro1">
          <table:table-cell table:style-name="ce2" office:value-type="float" office:value="28.8" calcext:value-type="float">
            <text:p>28.8</text:p>
          </table:table-cell>
          <table:table-cell table:style-name="ce2" table:formula="of:=IF([.A306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595" calcext:value-type="float">
            <text:p>2595</text:p>
          </table:table-cell>
          <table:table-cell office:value-type="float" office:value="11.3" calcext:value-type="float">
            <text:p>11.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6]=1;&quot;USA&quot;;IF([.I30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itation"</text:p>
          </table:table-cell>
          <table:table-cell table:number-columns-repeated="1013"/>
        </table:table-row>
        <table:table-row table:style-name="ro1">
          <table:table-cell table:style-name="ce2" office:value-type="float" office:value="26.8" calcext:value-type="float">
            <text:p>26.8</text:p>
          </table:table-cell>
          <table:table-cell table:style-name="ce2" table:formula="of:=IF([.A307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700" calcext:value-type="float">
            <text:p>2700</text:p>
          </table:table-cell>
          <table:table-cell office:value-type="float" office:value="12.9" calcext:value-type="float">
            <text:p>12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7]=1;&quot;USA&quot;;IF([.I30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omega brougham"</text:p>
          </table:table-cell>
          <table:table-cell table:number-columns-repeated="1013"/>
        </table:table-row>
        <table:table-row table:style-name="ro1">
          <table:table-cell table:style-name="ce2" office:value-type="float" office:value="33.5" calcext:value-type="float">
            <text:p>33.5</text:p>
          </table:table-cell>
          <table:table-cell table:style-name="ce2" table:formula="of:=IF([.A30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556" calcext:value-type="float">
            <text:p>2556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I308]=1;&quot;USA&quot;;IF([.I30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phoenix"</text:p>
          </table:table-cell>
          <table:table-cell table:number-columns-repeated="1013"/>
        </table:table-row>
        <table:table-row table:style-name="ro1">
          <table:table-cell table:style-name="ce2" office:value-type="float" office:value="41.5" calcext:value-type="float">
            <text:p>41.5</text:p>
          </table:table-cell>
          <table:table-cell table:style-name="ce2" table:formula="of:=IF([.A30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2144" calcext:value-type="float">
            <text:p>2144</text:p>
          </table:table-cell>
          <table:table-cell office:value-type="float" office:value="14.7" calcext:value-type="float">
            <text:p>14.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09]=1;&quot;USA&quot;;IF([.I309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w rabbit"</text:p>
          </table:table-cell>
          <table:table-cell table:number-columns-repeated="1013"/>
        </table:table-row>
        <table:table-row table:style-name="ro1">
          <table:table-cell table:style-name="ce2" office:value-type="float" office:value="38.1" calcext:value-type="float">
            <text:p>38.1</text:p>
          </table:table-cell>
          <table:table-cell table:style-name="ce2" table:formula="of:=IF([.A31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968" calcext:value-type="float">
            <text:p>1968</text:p>
          </table:table-cell>
          <table:table-cell office:value-type="float" office:value="18.8" calcext:value-type="float">
            <text:p>18.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10]=1;&quot;USA&quot;;IF([.I31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 tercel"</text:p>
          </table:table-cell>
          <table:table-cell table:number-columns-repeated="1013"/>
        </table:table-row>
        <table:table-row table:style-name="ro1">
          <table:table-cell table:style-name="ce2" office:value-type="float" office:value="32.1" calcext:value-type="float">
            <text:p>32.1</text:p>
          </table:table-cell>
          <table:table-cell table:style-name="ce2" table:formula="of:=IF([.A31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120" calcext:value-type="float">
            <text:p>2120</text:p>
          </table:table-cell>
          <table:table-cell office:value-type="float" office:value="15.5" calcext:value-type="float">
            <text:p>15.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I311]=1;&quot;USA&quot;;IF([.I31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hevette"</text:p>
          </table:table-cell>
          <table:table-cell table:number-columns-repeated="1013"/>
        </table:table-row>
        <table:table-row table:style-name="ro1">
          <table:table-cell table:style-name="ce2" office:value-type="float" office:value="37.2" calcext:value-type="float">
            <text:p>37.2</text:p>
          </table:table-cell>
          <table:table-cell table:style-name="ce2" table:formula="of:=IF([.A31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019" calcext:value-type="float">
            <text:p>2019</text:p>
          </table:table-cell>
          <table:table-cell office:value-type="float" office:value="16.4" calcext:value-type="float">
            <text:p>16.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12]=1;&quot;USA&quot;;IF([.I31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310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31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678" calcext:value-type="float">
            <text:p>2678</text:p>
          </table:table-cell>
          <table:table-cell office:value-type="float" office:value="16.5" calcext:value-type="float">
            <text:p>16.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I313]=1;&quot;USA&quot;;IF([.I31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itation"</text:p>
          </table:table-cell>
          <table:table-cell table:number-columns-repeated="1013"/>
        </table:table-row>
        <table:table-row table:style-name="ro1">
          <table:table-cell table:style-name="ce2" office:value-type="float" office:value="26.4" calcext:value-type="float">
            <text:p>26.4</text:p>
          </table:table-cell>
          <table:table-cell table:style-name="ce2" table:formula="of:=IF([.A31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870" calcext:value-type="float">
            <text:p>2870</text:p>
          </table:table-cell>
          <table:table-cell office:value-type="float" office:value="18.1" calcext:value-type="float">
            <text:p>18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I314]=1;&quot;USA&quot;;IF([.I31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airmont"</text:p>
          </table:table-cell>
          <table:table-cell table:number-columns-repeated="1013"/>
        </table:table-row>
        <table:table-row table:style-name="ro1">
          <table:table-cell table:style-name="ce2" office:value-type="float" office:value="24.3" calcext:value-type="float">
            <text:p>24.3</text:p>
          </table:table-cell>
          <table:table-cell table:style-name="ce2" table:formula="of:=IF([.A31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003" calcext:value-type="float">
            <text:p>3003</text:p>
          </table:table-cell>
          <table:table-cell office:value-type="float" office:value="20.1" calcext:value-type="float">
            <text:p>20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I315]=1;&quot;USA&quot;;IF([.I31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amc concord"</text:p>
          </table:table-cell>
          <table:table-cell table:number-columns-repeated="1013"/>
        </table:table-row>
        <table:table-row table:style-name="ro1">
          <table:table-cell table:style-name="ce2" office:value-type="float" office:value="19.1" calcext:value-type="float">
            <text:p>19.1</text:p>
          </table:table-cell>
          <table:table-cell table:style-name="ce2" table:formula="of:=IF([.A316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office:value-type="float" office:value="3381" calcext:value-type="float">
            <text:p>3381</text:p>
          </table:table-cell>
          <table:table-cell office:value-type="float" office:value="18.7" calcext:value-type="float">
            <text:p>18.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I316]=1;&quot;USA&quot;;IF([.I31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aspen"</text:p>
          </table:table-cell>
          <table:table-cell table:number-columns-repeated="1013"/>
        </table:table-row>
        <table:table-row table:style-name="ro1">
          <table:table-cell table:style-name="ce2" office:value-type="float" office:value="34.3" calcext:value-type="float">
            <text:p>34.3</text:p>
          </table:table-cell>
          <table:table-cell table:style-name="ce2" table:formula="of:=IF([.A31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88" calcext:value-type="float">
            <text:p>2188</text:p>
          </table:table-cell>
          <table:table-cell office:value-type="float" office:value="15.8" calcext:value-type="float">
            <text:p>15.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17]=1;&quot;USA&quot;;IF([.I31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4000"</text:p>
          </table:table-cell>
          <table:table-cell table:number-columns-repeated="1013"/>
        </table:table-row>
        <table:table-row table:style-name="ro1">
          <table:table-cell table:style-name="ce2" office:value-type="float" office:value="29.8" calcext:value-type="float">
            <text:p>29.8</text:p>
          </table:table-cell>
          <table:table-cell table:style-name="ce2" table:formula="of:=IF([.A31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2711" calcext:value-type="float">
            <text:p>2711</text:p>
          </table:table-cell>
          <table:table-cell office:value-type="float" office:value="15.5" calcext:value-type="float">
            <text:p>15.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18]=1;&quot;USA&quot;;IF([.I31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na liftback"</text:p>
          </table:table-cell>
          <table:table-cell table:number-columns-repeated="1013"/>
        </table:table-row>
        <table:table-row table:style-name="ro1">
          <table:table-cell table:style-name="ce2" office:value-type="float" office:value="31.3" calcext:value-type="float">
            <text:p>31.3</text:p>
          </table:table-cell>
          <table:table-cell table:style-name="ce2" table:formula="of:=IF([.A31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542" calcext:value-type="float">
            <text:p>2542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19]=1;&quot;USA&quot;;IF([.I31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626"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IF([.A32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2434" calcext:value-type="float">
            <text:p>2434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20]=1;&quot;USA&quot;;IF([.I32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510 hatchback"</text:p>
          </table:table-cell>
          <table:table-cell table:number-columns-repeated="1013"/>
        </table:table-row>
        <table:table-row table:style-name="ro1">
          <table:table-cell table:style-name="ce2" office:value-type="float" office:value="32.2" calcext:value-type="float">
            <text:p>32.2</text:p>
          </table:table-cell>
          <table:table-cell table:style-name="ce2" table:formula="of:=IF([.A32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15.2" calcext:value-type="float">
            <text:p>15.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21]=1;&quot;USA&quot;;IF([.I32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"</text:p>
          </table:table-cell>
          <table:table-cell table:number-columns-repeated="1013"/>
        </table:table-row>
        <table:table-row table:style-name="ro1">
          <table:table-cell table:style-name="ce2" office:value-type="float" office:value="46.6" calcext:value-type="float">
            <text:p>46.6</text:p>
          </table:table-cell>
          <table:table-cell table:style-name="ce2" table:formula="of:=IF([.A32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110" calcext:value-type="float">
            <text:p>2110</text:p>
          </table:table-cell>
          <table:table-cell office:value-type="float" office:value="17.9" calcext:value-type="float">
            <text:p>17.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22]=1;&quot;USA&quot;;IF([.I32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glc"</text:p>
          </table:table-cell>
          <table:table-cell table:number-columns-repeated="1013"/>
        </table:table-row>
        <table:table-row table:style-name="ro1">
          <table:table-cell table:style-name="ce2" office:value-type="float" office:value="27.9" calcext:value-type="float">
            <text:p>27.9</text:p>
          </table:table-cell>
          <table:table-cell table:style-name="ce2" table:formula="of:=IF([.A32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800" calcext:value-type="float">
            <text:p>2800</text:p>
          </table:table-cell>
          <table:table-cell office:value-type="float" office:value="14.4" calcext:value-type="float">
            <text:p>14.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I323]=1;&quot;USA&quot;;IF([.I32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olt"</text:p>
          </table:table-cell>
          <table:table-cell table:number-columns-repeated="1013"/>
        </table:table-row>
        <table:table-row table:style-name="ro1">
          <table:table-cell table:style-name="ce2" office:value-type="float" office:value="40.8" calcext:value-type="float">
            <text:p>40.8</text:p>
          </table:table-cell>
          <table:table-cell table:style-name="ce2" table:formula="of:=IF([.A32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110" calcext:value-type="float">
            <text:p>2110</text:p>
          </table:table-cell>
          <table:table-cell office:value-type="float" office:value="19.2" calcext:value-type="float">
            <text:p>19.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24]=1;&quot;USA&quot;;IF([.I32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210"</text:p>
          </table:table-cell>
          <table:table-cell table:number-columns-repeated="1013"/>
        </table:table-row>
        <table:table-row table:style-name="ro1">
          <table:table-cell table:style-name="ce2" office:value-type="float" office:value="44.3" calcext:value-type="float">
            <text:p>44.3</text:p>
          </table:table-cell>
          <table:table-cell table:style-name="ce2" table:formula="of:=IF([.A32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085" calcext:value-type="float">
            <text:p>2085</text:p>
          </table:table-cell>
          <table:table-cell office:value-type="float" office:value="21.7" calcext:value-type="float">
            <text:p>21.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25]=1;&quot;USA&quot;;IF([.I325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w rabbit c (diesel)"</text:p>
          </table:table-cell>
          <table:table-cell table:number-columns-repeated="1013"/>
        </table:table-row>
        <table:table-row table:style-name="ro1">
          <table:table-cell table:style-name="ce2" office:value-type="float" office:value="43.4" calcext:value-type="float">
            <text:p>43.4</text:p>
          </table:table-cell>
          <table:table-cell table:style-name="ce2" table:formula="of:=IF([.A32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335" calcext:value-type="float">
            <text:p>2335</text:p>
          </table:table-cell>
          <table:table-cell office:value-type="float" office:value="23.7" calcext:value-type="float">
            <text:p>23.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26]=1;&quot;USA&quot;;IF([.I326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w dasher (diesel)"</text:p>
          </table:table-cell>
          <table:table-cell table:number-columns-repeated="1013"/>
        </table:table-row>
        <table:table-row table:style-name="ro1">
          <table:table-cell table:style-name="ce2" office:value-type="float" office:value="36.4" calcext:value-type="float">
            <text:p>36.4</text:p>
          </table:table-cell>
          <table:table-cell table:style-name="ce2" table:formula="of:=IF([.A327]&lt;20;&quot;bad&quot;;&quot;good&quot;)" office:value-type="string" office:string-value="good" calcext:value-type="string">
            <text:p>good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2950" calcext:value-type="float">
            <text:p>2950</text:p>
          </table:table-cell>
          <table:table-cell office:value-type="float" office:value="19.9" calcext:value-type="float">
            <text:p>19.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27]=1;&quot;USA&quot;;IF([.I32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audi 5000s (diesel)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32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3250" calcext:value-type="float">
            <text:p>3250</text:p>
          </table:table-cell>
          <table:table-cell office:value-type="float" office:value="21.8" calcext:value-type="float">
            <text:p>21.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28]=1;&quot;USA&quot;;IF([.I328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mercedes-benz 240d"</text:p>
          </table:table-cell>
          <table:table-cell table:number-columns-repeated="1013"/>
        </table:table-row>
        <table:table-row table:style-name="ro1">
          <table:table-cell table:style-name="ce2" office:value-type="float" office:value="44.6" calcext:value-type="float">
            <text:p>44.6</text:p>
          </table:table-cell>
          <table:table-cell table:style-name="ce2" table:formula="of:=IF([.A32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850" calcext:value-type="float">
            <text:p>1850</text:p>
          </table:table-cell>
          <table:table-cell office:value-type="float" office:value="13.8" calcext:value-type="float">
            <text:p>13.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29]=1;&quot;USA&quot;;IF([.I32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 1500 gl"</text:p>
          </table:table-cell>
          <table:table-cell table:number-columns-repeated="1013"/>
        </table:table-row>
        <table:table-row table:style-name="ro1">
          <table:table-cell table:style-name="ce2" office:value-type="float" office:value="33.8" calcext:value-type="float">
            <text:p>33.8</text:p>
          </table:table-cell>
          <table:table-cell table:style-name="ce2" table:formula="of:=IF([.A33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145" calcext:value-type="float">
            <text:p>214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30]=1;&quot;USA&quot;;IF([.I33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subaru dl"</text:p>
          </table:table-cell>
          <table:table-cell table:number-columns-repeated="1013"/>
        </table:table-row>
        <table:table-row table:style-name="ro1">
          <table:table-cell table:style-name="ce2" office:value-type="float" office:value="29.8" calcext:value-type="float">
            <text:p>29.8</text:p>
          </table:table-cell>
          <table:table-cell table:style-name="ce2" table:formula="of:=IF([.A33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845" calcext:value-type="float">
            <text:p>1845</text:p>
          </table:table-cell>
          <table:table-cell office:value-type="float" office:value="15.3" calcext:value-type="float">
            <text:p>15.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31]=1;&quot;USA&quot;;IF([.I33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kswagen rabbit"</text:p>
          </table:table-cell>
          <table:table-cell table:number-columns-repeated="1013"/>
        </table:table-row>
        <table:table-row table:style-name="ro1">
          <table:table-cell table:style-name="ce2" office:value-type="float" office:value="32.7" calcext:value-type="float">
            <text:p>32.7</text:p>
          </table:table-cell>
          <table:table-cell table:style-name="ce2" table:formula="of:=IF([.A332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2910" calcext:value-type="float">
            <text:p>2910</text:p>
          </table:table-cell>
          <table:table-cell office:value-type="float" office:value="11.4" calcext:value-type="float">
            <text:p>11.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32]=1;&quot;USA&quot;;IF([.I33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280-zx"</text:p>
          </table:table-cell>
          <table:table-cell table:number-columns-repeated="1013"/>
        </table:table-row>
        <table:table-row table:style-name="ro1">
          <table:table-cell table:style-name="ce2" office:value-type="float" office:value="23.7" calcext:value-type="float">
            <text:p>23.7</text:p>
          </table:table-cell>
          <table:table-cell table:style-name="ce2" table:formula="of:=IF([.A333]&lt;20;&quot;bad&quot;;&quot;good&quot;)" office:value-type="string" office:string-value="good" calcext:value-type="string">
            <text:p>good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12.5" calcext:value-type="float">
            <text:p>12.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33]=1;&quot;USA&quot;;IF([.I33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rx-7 gs"</text:p>
          </table:table-cell>
          <table:table-cell table:number-columns-repeated="101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IF([.A33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office:value-type="float" office:value="2500" calcext:value-type="float">
            <text:p>2500</text:p>
          </table:table-cell>
          <table:table-cell office:value-type="float" office:value="15.1" calcext:value-type="float">
            <text:p>15.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IF([.I334]=1;&quot;USA&quot;;IF([.I334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triumph tr7 coupe"</text:p>
          </table:table-cell>
          <table:table-cell table:number-columns-repeated="1013"/>
        </table:table-row>
        <table:table-row table:style-name="ro1">
          <table:table-cell table:style-name="ce2" office:value-type="float" office:value="32.4" calcext:value-type="float">
            <text:p>32.4</text:p>
          </table:table-cell>
          <table:table-cell table:style-name="ce2" table:formula="of:=IF([.A33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2290" calcext:value-type="float">
            <text:p>229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IF([.I335]=1;&quot;USA&quot;;IF([.I33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accord"</text:p>
          </table:table-cell>
          <table:table-cell table:number-columns-repeated="1013"/>
        </table:table-row>
        <table:table-row table:style-name="ro1">
          <table:table-cell table:style-name="ce2" office:value-type="float" office:value="27.2" calcext:value-type="float">
            <text:p>27.2</text:p>
          </table:table-cell>
          <table:table-cell table:style-name="ce2" table:formula="of:=IF([.A33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490" calcext:value-type="float">
            <text:p>2490</text:p>
          </table:table-cell>
          <table:table-cell office:value-type="float" office:value="15.7" calcext:value-type="float">
            <text:p>15.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36]=1;&quot;USA&quot;;IF([.I33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reliant"</text:p>
          </table:table-cell>
          <table:table-cell table:number-columns-repeated="1013"/>
        </table:table-row>
        <table:table-row table:style-name="ro1">
          <table:table-cell table:style-name="ce2" office:value-type="float" office:value="26.6" calcext:value-type="float">
            <text:p>26.6</text:p>
          </table:table-cell>
          <table:table-cell table:style-name="ce2" table:formula="of:=IF([.A33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office:value-type="float" office:value="2635" calcext:value-type="float">
            <text:p>2635</text:p>
          </table:table-cell>
          <table:table-cell office:value-type="float" office:value="16.4" calcext:value-type="float">
            <text:p>16.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37]=1;&quot;USA&quot;;IF([.I33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skylark"</text:p>
          </table:table-cell>
          <table:table-cell table:number-columns-repeated="1013"/>
        </table:table-row>
        <table:table-row table:style-name="ro1">
          <table:table-cell table:style-name="ce2" office:value-type="float" office:value="25.8" calcext:value-type="float">
            <text:p>25.8</text:p>
          </table:table-cell>
          <table:table-cell table:style-name="ce2" table:formula="of:=IF([.A33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620" calcext:value-type="float">
            <text:p>2620</text:p>
          </table:table-cell>
          <table:table-cell office:value-type="float" office:value="14.4" calcext:value-type="float">
            <text:p>14.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38]=1;&quot;USA&quot;;IF([.I33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aries wagon (sw)"</text:p>
          </table:table-cell>
          <table:table-cell table:number-columns-repeated="1013"/>
        </table:table-row>
        <table:table-row table:style-name="ro1">
          <table:table-cell table:style-name="ce2" office:value-type="float" office:value="23.5" calcext:value-type="float">
            <text:p>23.5</text:p>
          </table:table-cell>
          <table:table-cell table:style-name="ce2" table:formula="of:=IF([.A339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2725" calcext:value-type="float">
            <text:p>2725</text:p>
          </table:table-cell>
          <table:table-cell office:value-type="float" office:value="12.6" calcext:value-type="float">
            <text:p>12.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39]=1;&quot;USA&quot;;IF([.I33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itation"</text:p>
          </table:table-cell>
          <table:table-cell table:number-columns-repeated="101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IF([.A34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385" calcext:value-type="float">
            <text:p>2385</text:p>
          </table:table-cell>
          <table:table-cell office:value-type="float" office:value="12.9" calcext:value-type="float">
            <text:p>12.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40]=1;&quot;USA&quot;;IF([.I34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reliant"</text:p>
          </table:table-cell>
          <table:table-cell table:number-columns-repeated="1013"/>
        </table:table-row>
        <table:table-row table:style-name="ro1">
          <table:table-cell table:style-name="ce2" office:value-type="float" office:value="39.1" calcext:value-type="float">
            <text:p>39.1</text:p>
          </table:table-cell>
          <table:table-cell table:style-name="ce2" table:formula="of:=IF([.A34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755" calcext:value-type="float">
            <text:p>1755</text:p>
          </table:table-cell>
          <table:table-cell office:value-type="float" office:value="16.9" calcext:value-type="float">
            <text:p>16.9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41]=1;&quot;USA&quot;;IF([.I34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starlet"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IF([.A34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875" calcext:value-type="float">
            <text:p>1875</text:p>
          </table:table-cell>
          <table:table-cell office:value-type="float" office:value="16.4" calcext:value-type="float">
            <text:p>16.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42]=1;&quot;USA&quot;;IF([.I34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champ"</text:p>
          </table:table-cell>
          <table:table-cell table:number-columns-repeated="1013"/>
        </table:table-row>
        <table:table-row table:style-name="ro1">
          <table:table-cell table:style-name="ce2" office:value-type="float" office:value="35.1" calcext:value-type="float">
            <text:p>35.1</text:p>
          </table:table-cell>
          <table:table-cell table:style-name="ce2" table:formula="of:=IF([.A34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760" calcext:value-type="float">
            <text:p>1760</text:p>
          </table:table-cell>
          <table:table-cell office:value-type="float" office:value="16.1" calcext:value-type="float">
            <text:p>16.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43]=1;&quot;USA&quot;;IF([.I34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 1300"</text:p>
          </table:table-cell>
          <table:table-cell table:number-columns-repeated="1013"/>
        </table:table-row>
        <table:table-row table:style-name="ro1">
          <table:table-cell table:style-name="ce2" office:value-type="float" office:value="32.3" calcext:value-type="float">
            <text:p>32.3</text:p>
          </table:table-cell>
          <table:table-cell table:style-name="ce2" table:formula="of:=IF([.A34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065" calcext:value-type="float">
            <text:p>2065</text:p>
          </table:table-cell>
          <table:table-cell office:value-type="float" office:value="17.8" calcext:value-type="float">
            <text:p>17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44]=1;&quot;USA&quot;;IF([.I34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subaru"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IF([.A34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975" calcext:value-type="float">
            <text:p>1975</text:p>
          </table:table-cell>
          <table:table-cell office:value-type="float" office:value="19.4" calcext:value-type="float">
            <text:p>19.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45]=1;&quot;USA&quot;;IF([.I34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210 mpg"</text:p>
          </table:table-cell>
          <table:table-cell table:number-columns-repeated="1013"/>
        </table:table-row>
        <table:table-row table:style-name="ro1">
          <table:table-cell table:style-name="ce2" office:value-type="float" office:value="37.7" calcext:value-type="float">
            <text:p>37.7</text:p>
          </table:table-cell>
          <table:table-cell table:style-name="ce2" table:formula="of:=IF([.A34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050" calcext:value-type="float">
            <text:p>2050</text:p>
          </table:table-cell>
          <table:table-cell office:value-type="float" office:value="17.3" calcext:value-type="float">
            <text:p>17.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46]=1;&quot;USA&quot;;IF([.I346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tercel"</text:p>
          </table:table-cell>
          <table:table-cell table:number-columns-repeated="1013"/>
        </table:table-row>
        <table:table-row table:style-name="ro1">
          <table:table-cell table:style-name="ce2" office:value-type="float" office:value="34.1" calcext:value-type="float">
            <text:p>34.1</text:p>
          </table:table-cell>
          <table:table-cell table:style-name="ce2" table:formula="of:=IF([.A34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985" calcext:value-type="float">
            <text:p>198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47]=1;&quot;USA&quot;;IF([.I347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glc 4"</text:p>
          </table:table-cell>
          <table:table-cell table:number-columns-repeated="1013"/>
        </table:table-row>
        <table:table-row table:style-name="ro1">
          <table:table-cell table:style-name="ce2" office:value-type="float" office:value="34.7" calcext:value-type="float">
            <text:p>34.7</text:p>
          </table:table-cell>
          <table:table-cell table:style-name="ce2" table:formula="of:=IF([.A34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2215" calcext:value-type="float">
            <text:p>2215</text:p>
          </table:table-cell>
          <table:table-cell office:value-type="float" office:value="14.9" calcext:value-type="float">
            <text:p>14.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48]=1;&quot;USA&quot;;IF([.I34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horizon 4"</text:p>
          </table:table-cell>
          <table:table-cell table:number-columns-repeated="1013"/>
        </table:table-row>
        <table:table-row table:style-name="ro1">
          <table:table-cell table:style-name="ce2" office:value-type="float" office:value="34.4" calcext:value-type="float">
            <text:p>34.4</text:p>
          </table:table-cell>
          <table:table-cell table:style-name="ce2" table:formula="of:=IF([.A34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office:value-type="float" office:value="16.2" calcext:value-type="float">
            <text:p>16.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49]=1;&quot;USA&quot;;IF([.I34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escort 4w"</text:p>
          </table:table-cell>
          <table:table-cell table:number-columns-repeated="1013"/>
        </table:table-row>
        <table:table-row table:style-name="ro1">
          <table:table-cell table:style-name="ce2" office:value-type="float" office:value="29.9" calcext:value-type="float">
            <text:p>29.9</text:p>
          </table:table-cell>
          <table:table-cell table:style-name="ce2" table:formula="of:=IF([.A35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380" calcext:value-type="float">
            <text:p>2380</text:p>
          </table:table-cell>
          <table:table-cell office:value-type="float" office:value="20.7" calcext:value-type="float">
            <text:p>20.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50]=1;&quot;USA&quot;;IF([.I35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escort 2h"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IF([.A35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2190" calcext:value-type="float">
            <text:p>2190</text:p>
          </table:table-cell>
          <table:table-cell office:value-type="float" office:value="14.2" calcext:value-type="float">
            <text:p>14.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IF([.I351]=1;&quot;USA&quot;;IF([.I35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jetta"</text:p>
          </table:table-cell>
          <table:table-cell table:number-columns-repeated="1013"/>
        </table:table-row>
        <table:table-row table:style-name="ro1">
          <table:table-cell table:style-name="ce2" office:value-type="float" office:value="33.7" calcext:value-type="float">
            <text:p>33.7</text:p>
          </table:table-cell>
          <table:table-cell table:style-name="ce2" table:formula="of:=IF([.A35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210" calcext:value-type="float">
            <text:p>2210</text:p>
          </table:table-cell>
          <table:table-cell office:value-type="float" office:value="14.4" calcext:value-type="float">
            <text:p>14.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52]=1;&quot;USA&quot;;IF([.I35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prelude"</text:p>
          </table:table-cell>
          <table:table-cell table:number-columns-repeated="1013"/>
        </table:table-row>
        <table:table-row table:style-name="ro1">
          <table:table-cell table:style-name="ce2" office:value-type="float" office:value="32.4" calcext:value-type="float">
            <text:p>32.4</text:p>
          </table:table-cell>
          <table:table-cell table:style-name="ce2" table:formula="of:=IF([.A35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350" calcext:value-type="float">
            <text:p>2350</text:p>
          </table:table-cell>
          <table:table-cell office:value-type="float" office:value="16.8" calcext:value-type="float">
            <text:p>16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53]=1;&quot;USA&quot;;IF([.I35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"</text:p>
          </table:table-cell>
          <table:table-cell table:number-columns-repeated="1013"/>
        </table:table-row>
        <table:table-row table:style-name="ro1">
          <table:table-cell table:style-name="ce2" office:value-type="float" office:value="32.9" calcext:value-type="float">
            <text:p>32.9</text:p>
          </table:table-cell>
          <table:table-cell table:style-name="ce2" table:formula="of:=IF([.A35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2615" calcext:value-type="float">
            <text:p>2615</text:p>
          </table:table-cell>
          <table:table-cell office:value-type="float" office:value="14.8" calcext:value-type="float">
            <text:p>14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54]=1;&quot;USA&quot;;IF([.I354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200sx"</text:p>
          </table:table-cell>
          <table:table-cell table:number-columns-repeated="1013"/>
        </table:table-row>
        <table:table-row table:style-name="ro1">
          <table:table-cell table:style-name="ce2" office:value-type="float" office:value="31.6" calcext:value-type="float">
            <text:p>31.6</text:p>
          </table:table-cell>
          <table:table-cell table:style-name="ce2" table:formula="of:=IF([.A35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2635" calcext:value-type="float">
            <text:p>2635</text:p>
          </table:table-cell>
          <table:table-cell office:value-type="float" office:value="18.3" calcext:value-type="float">
            <text:p>18.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55]=1;&quot;USA&quot;;IF([.I355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626"</text:p>
          </table:table-cell>
          <table:table-cell table:number-columns-repeated="1013"/>
        </table:table-row>
        <table:table-row table:style-name="ro1">
          <table:table-cell table:style-name="ce2" office:value-type="float" office:value="28.1" calcext:value-type="float">
            <text:p>28.1</text:p>
          </table:table-cell>
          <table:table-cell table:style-name="ce2" table:formula="of:=IF([.A35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3230" calcext:value-type="float">
            <text:p>3230</text:p>
          </table:table-cell>
          <table:table-cell office:value-type="float" office:value="20.4" calcext:value-type="float">
            <text:p>20.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IF([.I356]=1;&quot;USA&quot;;IF([.I356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peugeot 505s turbo diesel"</text:p>
          </table:table-cell>
          <table:table-cell table:number-columns-repeated="1013"/>
        </table:table-row>
        <table:table-row table:style-name="ro1">
          <table:table-cell table:style-name="ce2" office:value-type="float" office:value="30.7" calcext:value-type="float">
            <text:p>30.7</text:p>
          </table:table-cell>
          <table:table-cell table:style-name="ce2" table:formula="of:=IF([.A357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3160" calcext:value-type="float">
            <text:p>3160</text:p>
          </table:table-cell>
          <table:table-cell office:value-type="float" office:value="19.6" calcext:value-type="float">
            <text:p>19.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IF([.I357]=1;&quot;USA&quot;;IF([.I357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vo diesel"</text:p>
          </table:table-cell>
          <table:table-cell table:number-columns-repeated="1013"/>
        </table:table-row>
        <table:table-row table:style-name="ro1">
          <table:table-cell table:style-name="ce2" office:value-type="float" office:value="25.4" calcext:value-type="float">
            <text:p>25.4</text:p>
          </table:table-cell>
          <table:table-cell table:style-name="ce2" table:formula="of:=IF([.A358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16" calcext:value-type="float">
            <text:p>116</text:p>
          </table:table-cell>
          <table:table-cell office:value-type="float" office:value="2900" calcext:value-type="float">
            <text:p>2900</text:p>
          </table:table-cell>
          <table:table-cell office:value-type="float" office:value="12.6" calcext:value-type="float">
            <text:p>12.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58]=1;&quot;USA&quot;;IF([.I35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ressida"</text:p>
          </table:table-cell>
          <table:table-cell table:number-columns-repeated="1013"/>
        </table:table-row>
        <table:table-row table:style-name="ro1">
          <table:table-cell table:style-name="ce2" office:value-type="float" office:value="24.2" calcext:value-type="float">
            <text:p>24.2</text:p>
          </table:table-cell>
          <table:table-cell table:style-name="ce2" table:formula="of:=IF([.A359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2930" calcext:value-type="float">
            <text:p>2930</text:p>
          </table:table-cell>
          <table:table-cell office:value-type="float" office:value="13.8" calcext:value-type="float">
            <text:p>13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IF([.I359]=1;&quot;USA&quot;;IF([.I35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810 maxima"</text:p>
          </table:table-cell>
          <table:table-cell table:number-columns-repeated="1013"/>
        </table:table-row>
        <table:table-row table:style-name="ro1">
          <table:table-cell table:style-name="ce2" office:value-type="float" office:value="22.4" calcext:value-type="float">
            <text:p>22.4</text:p>
          </table:table-cell>
          <table:table-cell table:style-name="ce2" table:formula="of:=IF([.A360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415" calcext:value-type="float">
            <text:p>3415</text:p>
          </table:table-cell>
          <table:table-cell office:value-type="float" office:value="15.8" calcext:value-type="float">
            <text:p>15.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60]=1;&quot;USA&quot;;IF([.I36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century"</text:p>
          </table:table-cell>
          <table:table-cell table:number-columns-repeated="1013"/>
        </table:table-row>
        <table:table-row table:style-name="ro1">
          <table:table-cell table:style-name="ce2" office:value-type="float" office:value="26.6" calcext:value-type="float">
            <text:p>26.6</text:p>
          </table:table-cell>
          <table:table-cell table:style-name="ce2" table:formula="of:=IF([.A361]&lt;20;&quot;bad&quot;;&quot;good&quot;)" office:value-type="string" office:string-value="good" calcext:value-type="string">
            <text:p>good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05" calcext:value-type="float">
            <text:p>105</text:p>
          </table:table-cell>
          <table:table-cell office:value-type="float" office:value="3725" calcext:value-type="float">
            <text:p>3725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61]=1;&quot;USA&quot;;IF([.I36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cutlass ls"</text:p>
          </table:table-cell>
          <table:table-cell table:number-columns-repeated="1013"/>
        </table:table-row>
        <table:table-row table:style-name="ro1">
          <table:table-cell table:style-name="ce2" office:value-type="float" office:value="20.2" calcext:value-type="float">
            <text:p>20.2</text:p>
          </table:table-cell>
          <table:table-cell table:style-name="ce2" table:formula="of:=IF([.A362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3060" calcext:value-type="float">
            <text:p>3060</text:p>
          </table:table-cell>
          <table:table-cell office:value-type="float" office:value="17.1" calcext:value-type="float">
            <text:p>17.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62]=1;&quot;USA&quot;;IF([.I36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ada gl"</text:p>
          </table:table-cell>
          <table:table-cell table:number-columns-repeated="1013"/>
        </table:table-row>
        <table:table-row table:style-name="ro1">
          <table:table-cell table:style-name="ce2" office:value-type="float" office:value="17.6" calcext:value-type="float">
            <text:p>17.6</text:p>
          </table:table-cell>
          <table:table-cell table:style-name="ce2" table:formula="of:=IF([.A363]&lt;20;&quot;bad&quot;;&quot;good&quot;)" office:value-type="string" office:string-value="bad" calcext:value-type="string">
            <text:p>bad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3465" calcext:value-type="float">
            <text:p>3465</text:p>
          </table:table-cell>
          <table:table-cell office:value-type="float" office:value="16.6" calcext:value-type="float">
            <text:p>16.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I363]=1;&quot;USA&quot;;IF([.I36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rysler lebaron salon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36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605" calcext:value-type="float">
            <text:p>2605</text:p>
          </table:table-cell>
          <table:table-cell office:value-type="float" office:value="19.6" calcext:value-type="float">
            <text:p>19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64]=1;&quot;USA&quot;;IF([.I36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valier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36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640" calcext:value-type="float">
            <text:p>2640</text:p>
          </table:table-cell>
          <table:table-cell office:value-type="float" office:value="18.6" calcext:value-type="float">
            <text:p>18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65]=1;&quot;USA&quot;;IF([.I36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valier wagon"</text:p>
          </table:table-cell>
          <table:table-cell table:number-columns-repeated="101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IF([.A36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395" calcext:value-type="float">
            <text:p>239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66]=1;&quot;USA&quot;;IF([.I366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valier 2-door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36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2575" calcext:value-type="float">
            <text:p>2575</text:p>
          </table:table-cell>
          <table:table-cell office:value-type="float" office:value="16.2" calcext:value-type="float">
            <text:p>16.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67]=1;&quot;USA&quot;;IF([.I36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j2000 se hatchback"</text:p>
          </table:table-cell>
          <table:table-cell table:number-columns-repeated="101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IF([.A36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525" calcext:value-type="float">
            <text:p>2525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68]=1;&quot;USA&quot;;IF([.I36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aries se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36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735" calcext:value-type="float">
            <text:p>273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69]=1;&quot;USA&quot;;IF([.I36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ontiac phoenix"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IF([.A37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865" calcext:value-type="float">
            <text:p>286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70]=1;&quot;USA&quot;;IF([.I370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fairmont futura"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IF([.A37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980" calcext:value-type="float">
            <text:p>1980</text:p>
          </table:table-cell>
          <table:table-cell office:value-type="float" office:value="15.3" calcext:value-type="float">
            <text:p>15.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IF([.I371]=1;&quot;USA&quot;;IF([.I371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olkswagen rabbit l"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IF([.A37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2025" calcext:value-type="float">
            <text:p>2025</text:p>
          </table:table-cell>
          <table:table-cell office:value-type="float" office:value="18.2" calcext:value-type="float">
            <text:p>18.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72]=1;&quot;USA&quot;;IF([.I372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glc custom l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37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970" calcext:value-type="float">
            <text:p>1970</text:p>
          </table:table-cell>
          <table:table-cell office:value-type="float" office:value="17.6" calcext:value-type="float">
            <text:p>17.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73]=1;&quot;USA&quot;;IF([.I373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mazda glc custom"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IF([.A37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2125" calcext:value-type="float">
            <text:p>2125</text:p>
          </table:table-cell>
          <table:table-cell office:value-type="float" office:value="14.7" calcext:value-type="float">
            <text:p>14.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74]=1;&quot;USA&quot;;IF([.I37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plymouth horizon miser"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IF([.A375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125" calcext:value-type="float">
            <text:p>2125</text:p>
          </table:table-cell>
          <table:table-cell office:value-type="float" office:value="17.3" calcext:value-type="float">
            <text:p>17.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75]=1;&quot;USA&quot;;IF([.I37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mercury lynx l"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IF([.A37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160" calcext:value-type="float">
            <text:p>2160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76]=1;&quot;USA&quot;;IF([.I376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nissan stanza xe"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IF([.A37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205" calcext:value-type="float">
            <text:p>2205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77]=1;&quot;USA&quot;;IF([.I377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accord"</text:p>
          </table:table-cell>
          <table:table-cell table:number-columns-repeated="101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IF([.A37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2245" calcext:value-type="float">
            <text:p>2245</text:p>
          </table:table-cell>
          <table:table-cell office:value-type="float" office:value="16.9" calcext:value-type="float">
            <text:p>16.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78]=1;&quot;USA&quot;;IF([.I378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orolla"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IF([.A37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79]=1;&quot;USA&quot;;IF([.I379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"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IF([.A38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float" office:value="15.7" calcext:value-type="float">
            <text:p>15.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80]=1;&quot;USA&quot;;IF([.I380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honda civic (auto)"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IF([.A38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95" calcext:value-type="float">
            <text:p>1995</text:p>
          </table:table-cell>
          <table:table-cell office:value-type="float" office:value="16.2" calcext:value-type="float">
            <text:p>16.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81]=1;&quot;USA&quot;;IF([.I381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datsun 310 gx"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IF([.A382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2945" calcext:value-type="float">
            <text:p>294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2]=1;&quot;USA&quot;;IF([.I38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buick century limited"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IF([.A383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  <table:table-cell office:value-type="float" office:value="85" calcext:value-type="float">
            <text:p>85</text:p>
          </table:table-cell>
          <table:table-cell office:value-type="float" office:value="3015" calcext:value-type="float">
            <text:p>3015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3]=1;&quot;USA&quot;;IF([.I38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oldsmobile cutlass ciera (diesel)"</text:p>
          </table:table-cell>
          <table:table-cell table:number-columns-repeated="101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IF([.A384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585" calcext:value-type="float">
            <text:p>2585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4]=1;&quot;USA&quot;;IF([.I384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rysler lebaron medallion"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IF([.A385]&lt;20;&quot;bad&quot;;&quot;good&quot;)" office:value-type="string" office:string-value="good" calcext:value-type="string">
            <text:p>good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2835" calcext:value-type="float">
            <text:p>2835</text:p>
          </table:table-cell>
          <table:table-cell office:value-type="float" office:value="14.7" calcext:value-type="float">
            <text:p>14.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5]=1;&quot;USA&quot;;IF([.I385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granada l"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IF([.A386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2665" calcext:value-type="float">
            <text:p>2665</text:p>
          </table:table-cell>
          <table:table-cell office:value-type="float" office:value="13.9" calcext:value-type="float">
            <text:p>13.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IF([.I386]=1;&quot;USA&quot;;IF([.I386]=2;&quot;Europe&quot;;&quot;Asia&quot;))" office:value-type="string" office:string-value="Asia" calcext:value-type="string">
            <text:p>Asia</text:p>
          </table:table-cell>
          <table:table-cell office:value-type="string" calcext:value-type="string">
            <text:p>"toyota celica gt"</text:p>
          </table:table-cell>
          <table:table-cell table:number-columns-repeated="101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IF([.A387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370" calcext:value-type="float">
            <text:p>2370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7]=1;&quot;USA&quot;;IF([.I387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charger 2.2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388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950" calcext:value-type="float">
            <text:p>2950</text:p>
          </table:table-cell>
          <table:table-cell office:value-type="float" office:value="17.3" calcext:value-type="float">
            <text:p>17.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8]=1;&quot;USA&quot;;IF([.I388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rolet camaro"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IF([.A389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2790" calcext:value-type="float">
            <text:p>2790</text:p>
          </table:table-cell>
          <table:table-cell office:value-type="float" office:value="15.6" calcext:value-type="float">
            <text:p>15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89]=1;&quot;USA&quot;;IF([.I389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mustang gl"</text:p>
          </table:table-cell>
          <table:table-cell table:number-columns-repeated="101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IF([.A390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2130" calcext:value-type="float">
            <text:p>2130</text:p>
          </table:table-cell>
          <table:table-cell office:value-type="float" office:value="24.6" calcext:value-type="float">
            <text:p>24.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IF([.I390]=1;&quot;USA&quot;;IF([.I390]=2;&quot;Europe&quot;;&quot;Asia&quot;))" office:value-type="string" office:string-value="Europe" calcext:value-type="string">
            <text:p>Europe</text:p>
          </table:table-cell>
          <table:table-cell office:value-type="string" calcext:value-type="string">
            <text:p>"vw pickup"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IF([.A391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295" calcext:value-type="float">
            <text:p>2295</text:p>
          </table:table-cell>
          <table:table-cell office:value-type="float" office:value="11.6" calcext:value-type="float">
            <text:p>11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91]=1;&quot;USA&quot;;IF([.I391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dodge rampage"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IF([.A392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2625" calcext:value-type="float">
            <text:p>2625</text:p>
          </table:table-cell>
          <table:table-cell office:value-type="float" office:value="18.6" calcext:value-type="float">
            <text:p>18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92]=1;&quot;USA&quot;;IF([.I392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ford ranger"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IF([.A393]&lt;20;&quot;bad&quot;;&quot;good&quot;)" office:value-type="string" office:string-value="good" calcext:value-type="string">
            <text:p>good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2720" calcext:value-type="float">
            <text:p>2720</text:p>
          </table:table-cell>
          <table:table-cell office:value-type="float" office:value="19.4" calcext:value-type="float">
            <text:p>19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I393]=1;&quot;USA&quot;;IF([.I393]=2;&quot;Europe&quot;;&quot;Asia&quot;))" office:value-type="string" office:string-value="USA" calcext:value-type="string">
            <text:p>USA</text:p>
          </table:table-cell>
          <table:table-cell office:value-type="string" calcext:value-type="string">
            <text:p>"chevy s-10"</text:p>
          </table:table-cell>
          <table:table-cell table:number-columns-repeated="1013"/>
        </table:table-row>
        <table:table-row table:style-name="ro1" table:number-rows-repeated="10481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CC" table:base-cell-address="$Sheet1.$G$2" table:cell-range-address="$Sheet1.$G$2:.$G$393"/>
        <table:named-range table:name="COU" table:base-cell-address="$Sheet1.$I$2" table:cell-range-address="$Sheet1.$I$2:.$I$393"/>
        <table:named-range table:name="CYC" table:base-cell-address="$Sheet1.$C$2" table:cell-range-address="$Sheet1.$C$2:.$C$393"/>
        <table:named-range table:name="DIS" table:base-cell-address="$Sheet1.$D$393" table:cell-range-address="$Sheet1.$D$2:.$D$393"/>
        <table:named-range table:name="HOR" table:base-cell-address="$Sheet1.$E$2" table:cell-range-address="$Sheet1.$E$2:.$E$393"/>
        <table:named-range table:name="MPG" table:base-cell-address="$Sheet1.$B$2" table:cell-range-address="$Sheet1.$B$2:.$B$393"/>
        <table:named-range table:name="WEI" table:base-cell-address="$Sheet1.$F$2" table:cell-range-address="$Sheet1.$F$2:.$F$393"/>
        <table:named-range table:name="YEA" table:base-cell-address="$Sheet1.$H$2" table:cell-range-address="$Sheet1.$H$2:.$H$393"/>
      </table:named-expressions>
      <table:database-ranges>
        <table:database-range table:name="__Anonymous_Sheet_DB__0" table:target-range-address="Sheet1.A1:Sheet1.K39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" style:font-family-asian="'Noto Sans'" style:font-family-generic-asian="system" style:font-pitch-asian="variable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ndry-note</meta:initial-creator>
    <meta:creation-date>2017-09-12T02:42:51</meta:creation-date>
    <dc:date>2017-09-12T12:08:37.553893732</dc:date>
    <meta:generator>LibreOffice/5.3.6.1$Linux_X86_64 LibreOffice_project/30m0$Build-1</meta:generator>
    <meta:editing-duration>PT4M9S</meta:editing-duration>
    <meta:editing-cycles>1</meta:editing-cycles>
    <meta:document-statistic meta:table-count="1" meta:cell-count="4455" meta:object-count="0"/>
    <meta:user-defined meta:name="AppVersion">16.0300</meta:user-defined>
  </office:meta>
</office:document-meta>
</file>